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2.5pt" style:font-size-asian="12.5pt" style:font-size-complex="12.5pt"/>
    </style:style>
    <style:style style:name="P7" style:family="paragraph">
      <loext:graphic-properties draw:fill="none"/>
      <style:text-properties fo:font-size="14.5pt" style:font-size-asian="14.5pt" style:font-size-complex="14.5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7.5pt" style:font-size-asian="17.5pt" style:font-size-complex="17.5pt"/>
    </style:style>
    <style:style style:name="P11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style:font-name="Arial1" fo:font-size="12.5pt" fo:font-weight="bold" style:font-size-asian="12.5pt" style:font-name-complex="Arial1" style:font-size-complex="12.5pt" style:font-weight-complex="bold"/>
    </style:style>
    <style:style style:name="T5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6" style:family="text">
      <style:text-properties fo:color="#2c2828" style:font-name="Calibri1" fo:font-size="12pt" fo:font-weight="bold" style:font-size-asian="12pt" style:font-name-complex="Calibri1" style:font-size-complex="12pt" style:font-weight-complex="bold"/>
    </style:style>
    <style:style style:name="T7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8" style:family="text">
      <style:text-properties fo:color="#000000" style:font-name="Calibri1" fo:font-size="12pt" style:font-size-asian="12pt" style:font-name-complex="Calibri1" style:font-size-complex="12pt"/>
    </style:style>
    <style:style style:name="T9" style:family="text">
      <style:text-properties fo:color="#000000" style:font-name="Arial1" fo:font-size="14.5pt" fo:font-weight="bold" style:font-size-asian="14.5pt" style:font-name-complex="Arial1" style:font-size-complex="14.5pt" style:font-weight-complex="bold"/>
    </style:style>
    <style:style style:name="T10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7.5pt" fo:font-weight="bold" style:font-size-asian="17.5pt" style:font-name-complex="Arial1" style:font-size-complex="17.5pt" style:font-weight-complex="bold"/>
    </style:style>
    <style:style style:name="T13" style:family="text">
      <style:text-properties fo:color="#000000" style:font-name="Arial1" fo:font-size="11.5pt" fo:font-weight="bold" style:font-size-asian="11.5pt" style:font-name-complex="Arial1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41cm" svg:height="0.475cm" svg:x="8.219cm" svg:y="2.513cm">
          <draw:text-box>
            <text:p text:style-name="P1"><text:span text:style-name="T1">Project Planning Phase </text:span></text:p>
          </draw:text-box>
        </draw:frame>
        <draw:frame draw:style-name="gr1" draw:text-style-name="P2" draw:layer="layout" svg:width="5.471cm" svg:height="0.475cm" svg:x="7.825cm" svg:y="3.042cm">
          <draw:text-box>
            <text:p text:style-name="P1"><text:span text:style-name="T1">Milestone and Activity List </text:span></text:p>
          </draw:text-box>
        </draw:frame>
        <draw:frame draw:style-name="gr1" draw:text-style-name="P2" draw:layer="layout" svg:width="0.422cm" svg:height="0.475cm" svg:x="10.573cm" svg:y="3.70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33cm" svg:height="0.433cm" svg:x="1.803cm" svg:y="4.263cm">
          <draw:text-box>
            <text:p text:style-name="P1"><text:span text:style-name="T2">Date </text:span></text:p>
          </draw:text-box>
        </draw:frame>
        <draw:polygon draw:style-name="gr3" draw:text-style-name="P4" draw:layer="layout" svg:width="0.017cm" svg:height="0.017cm" svg:x="1.57cm" svg:y="4.212cm" svg:viewBox="0 0 18 18" draw:points="0,18 18,18 18,0 0,0">
          <text:p/>
        </draw:polygon>
        <draw:polygon draw:style-name="gr3" draw:text-style-name="P4" draw:layer="layout" svg:width="0.017cm" svg:height="0.017cm" svg:x="1.57cm" svg:y="4.212cm" svg:viewBox="0 0 18 18" draw:points="0,18 18,18 18,0 0,0">
          <text:p/>
        </draw:polygon>
        <draw:polygon draw:style-name="gr3" draw:text-style-name="P4" draw:layer="layout" svg:width="9.075cm" svg:height="0.017cm" svg:x="1.587cm" svg:y="4.212cm" svg:viewBox="0 0 9076 18" draw:points="0,18 9076,18 9076,0 0,0">
          <text:p/>
        </draw:polygon>
        <draw:polygon draw:style-name="gr3" draw:text-style-name="P4" draw:layer="layout" svg:width="0.016cm" svg:height="0.017cm" svg:x="10.662cm" svg:y="4.212cm" svg:viewBox="0 0 17 18" draw:points="0,18 17,18 17,0 0,0">
          <text:p/>
        </draw:polygon>
        <draw:polygon draw:style-name="gr3" draw:text-style-name="P4" draw:layer="layout" svg:width="8.799cm" svg:height="0.017cm" svg:x="10.678cm" svg:y="4.212cm" svg:viewBox="0 0 8800 18" draw:points="0,18 8800,18 8800,0 0,0">
          <text:p/>
        </draw:polygon>
        <draw:polygon draw:style-name="gr3" draw:text-style-name="P4" draw:layer="layout" svg:width="0.017cm" svg:height="0.017cm" svg:x="19.477cm" svg:y="4.212cm" svg:viewBox="0 0 18 18" draw:points="0,18 18,18 18,0 0,0">
          <text:p/>
        </draw:polygon>
        <draw:polygon draw:style-name="gr3" draw:text-style-name="P4" draw:layer="layout" svg:width="0.017cm" svg:height="0.017cm" svg:x="19.477cm" svg:y="4.212cm" svg:viewBox="0 0 18 18" draw:points="0,18 18,18 18,0 0,0">
          <text:p/>
        </draw:polygon>
        <draw:polygon draw:style-name="gr3" draw:text-style-name="P4" draw:layer="layout" svg:width="0.017cm" svg:height="0.707cm" svg:x="1.57cm" svg:y="4.229cm" svg:viewBox="0 0 18 708" draw:points="0,708 18,708 18,0 0,0">
          <text:p/>
        </draw:polygon>
        <draw:polygon draw:style-name="gr3" draw:text-style-name="P4" draw:layer="layout" svg:width="0.016cm" svg:height="0.707cm" svg:x="10.662cm" svg:y="4.229cm" svg:viewBox="0 0 17 708" draw:points="0,708 17,708 17,0 0,0">
          <text:p/>
        </draw:polygon>
        <draw:polygon draw:style-name="gr3" draw:text-style-name="P4" draw:layer="layout" svg:width="0.017cm" svg:height="0.707cm" svg:x="19.477cm" svg:y="4.229cm" svg:viewBox="0 0 18 708" draw:points="0,708 18,708 18,0 0,0">
          <text:p/>
        </draw:polygon>
        <draw:frame draw:style-name="gr2" draw:text-style-name="P3" draw:layer="layout" svg:width="2.318cm" svg:height="0.433cm" svg:x="10.895cm" svg:y="4.263cm">
          <draw:text-box>
            <text:p text:style-name="P1"><text:span text:style-name="T2">15 Nov 2022 </text:span></text:p>
          </draw:text-box>
        </draw:frame>
        <draw:frame draw:style-name="gr2" draw:text-style-name="P3" draw:layer="layout" svg:width="1.606cm" svg:height="0.433cm" svg:x="1.803cm" svg:y="4.986cm">
          <draw:text-box>
            <text:p text:style-name="P1"><text:span text:style-name="T2">Team ID </text:span></text:p>
          </draw:text-box>
        </draw:frame>
        <draw:polygon draw:style-name="gr3" draw:text-style-name="P4" draw:layer="layout" svg:width="0.017cm" svg:height="0.017cm" svg:x="1.57cm" svg:y="4.936cm" svg:viewBox="0 0 18 18" draw:points="0,18 18,18 18,0 0,0">
          <text:p/>
        </draw:polygon>
        <draw:polygon draw:style-name="gr3" draw:text-style-name="P4" draw:layer="layout" svg:width="9.075cm" svg:height="0.017cm" svg:x="1.587cm" svg:y="4.936cm" svg:viewBox="0 0 9076 18" draw:points="0,18 9076,18 9076,0 0,0">
          <text:p/>
        </draw:polygon>
        <draw:polygon draw:style-name="gr3" draw:text-style-name="P4" draw:layer="layout" svg:width="0.016cm" svg:height="0.017cm" svg:x="10.662cm" svg:y="4.936cm" svg:viewBox="0 0 17 18" draw:points="0,18 17,18 17,0 0,0">
          <text:p/>
        </draw:polygon>
        <draw:polygon draw:style-name="gr3" draw:text-style-name="P4" draw:layer="layout" svg:width="8.799cm" svg:height="0.017cm" svg:x="10.678cm" svg:y="4.936cm" svg:viewBox="0 0 8800 18" draw:points="0,18 8800,18 8800,0 0,0">
          <text:p/>
        </draw:polygon>
        <draw:polygon draw:style-name="gr3" draw:text-style-name="P4" draw:layer="layout" svg:width="0.017cm" svg:height="0.017cm" svg:x="19.477cm" svg:y="4.936cm" svg:viewBox="0 0 18 18" draw:points="0,18 18,18 18,0 0,0">
          <text:p/>
        </draw:polygon>
        <draw:polygon draw:style-name="gr3" draw:text-style-name="P4" draw:layer="layout" svg:width="0.017cm" svg:height="0.707cm" svg:x="1.57cm" svg:y="4.953cm" svg:viewBox="0 0 18 708" draw:points="0,708 18,708 18,0 0,0">
          <text:p/>
        </draw:polygon>
        <draw:polygon draw:style-name="gr3" draw:text-style-name="P4" draw:layer="layout" svg:width="0.016cm" svg:height="0.707cm" svg:x="10.662cm" svg:y="4.953cm" svg:viewBox="0 0 17 708" draw:points="0,708 17,708 17,0 0,0">
          <text:p/>
        </draw:polygon>
        <draw:polygon draw:style-name="gr3" draw:text-style-name="P4" draw:layer="layout" svg:width="0.017cm" svg:height="0.707cm" svg:x="19.477cm" svg:y="4.953cm" svg:viewBox="0 0 18 708" draw:points="0,708 18,708 18,0 0,0">
          <text:p/>
        </draw:polygon>
        <draw:frame draw:style-name="gr2" draw:text-style-name="P3" draw:layer="layout" svg:width="3.892cm" svg:height="0.433cm" svg:x="10.679cm" svg:y="5.003cm">
          <draw:text-box>
            <text:p text:style-name="P1"><text:span text:style-name="T2"><text:s/></text:span><text:span text:style-name="T2">PNT2022TMID42065 </text:span></text:p>
          </draw:text-box>
        </draw:frame>
        <draw:frame draw:style-name="gr2" draw:text-style-name="P3" draw:layer="layout" svg:width="2.47cm" svg:height="0.433cm" svg:x="1.803cm" svg:y="5.719cm">
          <draw:text-box>
            <text:p text:style-name="P1"><text:span text:style-name="T2">Project Name </text:span></text:p>
          </draw:text-box>
        </draw:frame>
        <draw:polygon draw:style-name="gr3" draw:text-style-name="P4" draw:layer="layout" svg:width="0.017cm" svg:height="0.017cm" svg:x="1.57cm" svg:y="5.66cm" svg:viewBox="0 0 18 18" draw:points="0,18 18,18 18,0 0,0">
          <text:p/>
        </draw:polygon>
        <draw:polygon draw:style-name="gr3" draw:text-style-name="P4" draw:layer="layout" svg:width="9.075cm" svg:height="0.017cm" svg:x="1.587cm" svg:y="5.66cm" svg:viewBox="0 0 9076 18" draw:points="0,18 9076,18 9076,0 0,0">
          <text:p/>
        </draw:polygon>
        <draw:polygon draw:style-name="gr3" draw:text-style-name="P4" draw:layer="layout" svg:width="0.016cm" svg:height="0.017cm" svg:x="10.662cm" svg:y="5.66cm" svg:viewBox="0 0 17 18" draw:points="0,18 17,18 17,0 0,0">
          <text:p/>
        </draw:polygon>
        <draw:polygon draw:style-name="gr3" draw:text-style-name="P4" draw:layer="layout" svg:width="8.799cm" svg:height="0.017cm" svg:x="10.678cm" svg:y="5.66cm" svg:viewBox="0 0 8800 18" draw:points="0,18 8800,18 8800,0 0,0">
          <text:p/>
        </draw:polygon>
        <draw:polygon draw:style-name="gr3" draw:text-style-name="P4" draw:layer="layout" svg:width="0.017cm" svg:height="0.017cm" svg:x="19.477cm" svg:y="5.66cm" svg:viewBox="0 0 18 18" draw:points="0,18 18,18 18,0 0,0">
          <text:p/>
        </draw:polygon>
        <draw:polygon draw:style-name="gr3" draw:text-style-name="P4" draw:layer="layout" svg:width="0.017cm" svg:height="0.711cm" svg:x="1.57cm" svg:y="5.677cm" svg:viewBox="0 0 18 712" draw:points="0,712 18,712 18,0 0,0">
          <text:p/>
        </draw:polygon>
        <draw:polygon draw:style-name="gr3" draw:text-style-name="P4" draw:layer="layout" svg:width="0.016cm" svg:height="0.711cm" svg:x="10.662cm" svg:y="5.677cm" svg:viewBox="0 0 17 712" draw:points="0,712 17,712 17,0 0,0">
          <text:p/>
        </draw:polygon>
        <draw:polygon draw:style-name="gr3" draw:text-style-name="P4" draw:layer="layout" svg:width="0.017cm" svg:height="0.711cm" svg:x="19.477cm" svg:y="5.677cm" svg:viewBox="0 0 18 712" draw:points="0,712 18,712 18,0 0,0">
          <text:p/>
        </draw:polygon>
        <draw:frame draw:style-name="gr2" draw:text-style-name="P3" draw:layer="layout" svg:width="6.445cm" svg:height="0.433cm" svg:x="10.679cm" svg:y="5.732cm">
          <draw:text-box>
            <text:p text:style-name="P1"><text:span text:style-name="T2"><text:s/></text:span><text:span text:style-name="T2">Project-Car Resale Value Prediction </text:span></text:p>
          </draw:text-box>
        </draw:frame>
        <draw:frame draw:style-name="gr2" draw:text-style-name="P3" draw:layer="layout" svg:width="2.974cm" svg:height="0.433cm" svg:x="1.803cm" svg:y="6.443cm">
          <draw:text-box>
            <text:p text:style-name="P1"><text:span text:style-name="T2">Maximum Marks </text:span></text:p>
          </draw:text-box>
        </draw:frame>
        <draw:polygon draw:style-name="gr3" draw:text-style-name="P4" draw:layer="layout" svg:width="0.017cm" svg:height="0.017cm" svg:x="1.57cm" svg:y="6.388cm" svg:viewBox="0 0 18 18" draw:points="0,18 18,18 18,0 0,0">
          <text:p/>
        </draw:polygon>
        <draw:polygon draw:style-name="gr3" draw:text-style-name="P4" draw:layer="layout" svg:width="9.075cm" svg:height="0.017cm" svg:x="1.587cm" svg:y="6.388cm" svg:viewBox="0 0 9076 18" draw:points="0,18 9076,18 9076,0 0,0">
          <text:p/>
        </draw:polygon>
        <draw:polygon draw:style-name="gr3" draw:text-style-name="P4" draw:layer="layout" svg:width="0.016cm" svg:height="0.017cm" svg:x="10.662cm" svg:y="6.388cm" svg:viewBox="0 0 17 18" draw:points="0,18 17,18 17,0 0,0">
          <text:p/>
        </draw:polygon>
        <draw:polygon draw:style-name="gr3" draw:text-style-name="P4" draw:layer="layout" svg:width="8.799cm" svg:height="0.017cm" svg:x="10.678cm" svg:y="6.388cm" svg:viewBox="0 0 8800 18" draw:points="0,18 8800,18 8800,0 0,0">
          <text:p/>
        </draw:polygon>
        <draw:polygon draw:style-name="gr3" draw:text-style-name="P4" draw:layer="layout" svg:width="0.017cm" svg:height="0.017cm" svg:x="19.477cm" svg:y="6.388cm" svg:viewBox="0 0 18 18" draw:points="0,18 18,18 18,0 0,0">
          <text:p/>
        </draw:polygon>
        <draw:polygon draw:style-name="gr3" draw:text-style-name="P4" draw:layer="layout" svg:width="0.017cm" svg:height="0.711cm" svg:x="1.57cm" svg:y="6.405cm" svg:viewBox="0 0 18 712" draw:points="0,712 18,712 18,0 0,0">
          <text:p/>
        </draw:polygon>
        <draw:polygon draw:style-name="gr3" draw:text-style-name="P4" draw:layer="layout" svg:width="0.017cm" svg:height="0.017cm" svg:x="1.57cm" svg:y="7.116cm" svg:viewBox="0 0 18 18" draw:points="0,18 18,18 18,0 0,0">
          <text:p/>
        </draw:polygon>
        <draw:polygon draw:style-name="gr3" draw:text-style-name="P4" draw:layer="layout" svg:width="0.017cm" svg:height="0.017cm" svg:x="1.57cm" svg:y="7.116cm" svg:viewBox="0 0 18 18" draw:points="0,18 18,18 18,0 0,0">
          <text:p/>
        </draw:polygon>
        <draw:polygon draw:style-name="gr3" draw:text-style-name="P4" draw:layer="layout" svg:width="9.075cm" svg:height="0.017cm" svg:x="1.587cm" svg:y="7.116cm" svg:viewBox="0 0 9076 18" draw:points="0,18 9076,18 9076,0 0,0">
          <text:p/>
        </draw:polygon>
        <draw:polygon draw:style-name="gr3" draw:text-style-name="P4" draw:layer="layout" svg:width="0.016cm" svg:height="0.711cm" svg:x="10.662cm" svg:y="6.405cm" svg:viewBox="0 0 17 712" draw:points="0,712 17,712 17,0 0,0">
          <text:p/>
        </draw:polygon>
        <draw:polygon draw:style-name="gr3" draw:text-style-name="P4" draw:layer="layout" svg:width="0.016cm" svg:height="0.017cm" svg:x="10.662cm" svg:y="7.116cm" svg:viewBox="0 0 17 18" draw:points="0,18 17,18 17,0 0,0">
          <text:p/>
        </draw:polygon>
        <draw:polygon draw:style-name="gr3" draw:text-style-name="P4" draw:layer="layout" svg:width="8.799cm" svg:height="0.017cm" svg:x="10.678cm" svg:y="7.116cm" svg:viewBox="0 0 8800 18" draw:points="0,18 8800,18 8800,0 0,0">
          <text:p/>
        </draw:polygon>
        <draw:polygon draw:style-name="gr3" draw:text-style-name="P4" draw:layer="layout" svg:width="0.017cm" svg:height="0.711cm" svg:x="19.477cm" svg:y="6.405cm" svg:viewBox="0 0 18 712" draw:points="0,712 18,712 18,0 0,0">
          <text:p/>
        </draw:polygon>
        <draw:polygon draw:style-name="gr3" draw:text-style-name="P4" draw:layer="layout" svg:width="0.017cm" svg:height="0.017cm" svg:x="19.477cm" svg:y="7.116cm" svg:viewBox="0 0 18 18" draw:points="0,18 18,18 18,0 0,0">
          <text:p/>
        </draw:polygon>
        <draw:polygon draw:style-name="gr3" draw:text-style-name="P4" draw:layer="layout" svg:width="0.017cm" svg:height="0.017cm" svg:x="19.477cm" svg:y="7.116cm" svg:viewBox="0 0 18 18" draw:points="0,18 18,18 18,0 0,0">
          <text:p/>
        </draw:polygon>
        <draw:frame draw:style-name="gr2" draw:text-style-name="P3" draw:layer="layout" svg:width="1.501cm" svg:height="0.433cm" svg:x="10.895cm" svg:y="6.455cm">
          <draw:text-box>
            <text:p text:style-name="P1"><text:span text:style-name="T2">2 Marks </text:span></text:p>
          </draw:text-box>
        </draw:frame>
        <draw:frame draw:style-name="gr4" draw:text-style-name="P5" draw:layer="layout" svg:width="0.35cm" svg:height="0.395cm" svg:x="1.588cm" svg:y="7.14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395cm" svg:x="1.588cm" svg:y="7.548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39cm" svg:height="0.492cm" svg:x="1.588cm" svg:y="7.9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022cm" svg:height="0.425cm" svg:x="2.782cm" svg:y="8.654cm">
          <draw:text-box>
            <text:p text:style-name="P1"><text:span text:style-name="T5">TITLE </text:span></text:p>
          </draw:text-box>
        </draw:frame>
        <draw:frame draw:style-name="gr1" draw:text-style-name="P2" draw:layer="layout" svg:width="2.466cm" svg:height="0.425cm" svg:x="8.346cm" svg:y="8.654cm">
          <draw:text-box>
            <text:p text:style-name="P1"><text:span text:style-name="T5">DESCRIPTION </text:span></text:p>
          </draw:text-box>
        </draw:frame>
        <draw:polygon draw:style-name="gr3" draw:text-style-name="P4" draw:layer="layout" svg:width="0.017cm" svg:height="0.017cm" svg:x="2.549cm" svg:y="8.458cm" svg:viewBox="0 0 18 18" draw:points="0,18 18,18 18,0 0,0">
          <text:p/>
        </draw:polygon>
        <draw:polygon draw:style-name="gr3" draw:text-style-name="P4" draw:layer="layout" svg:width="0.017cm" svg:height="0.017cm" svg:x="2.549cm" svg:y="8.458cm" svg:viewBox="0 0 18 18" draw:points="0,18 18,18 18,0 0,0">
          <text:p/>
        </draw:polygon>
        <draw:polygon draw:style-name="gr3" draw:text-style-name="P4" draw:layer="layout" svg:width="5.546cm" svg:height="0.017cm" svg:x="2.566cm" svg:y="8.458cm" svg:viewBox="0 0 5547 18" draw:points="0,18 5547,18 5547,0 0,0">
          <text:p/>
        </draw:polygon>
        <draw:polygon draw:style-name="gr3" draw:text-style-name="P4" draw:layer="layout" svg:width="0.017cm" svg:height="0.017cm" svg:x="8.112cm" svg:y="8.458cm" svg:viewBox="0 0 18 18" draw:points="0,18 18,18 18,0 0,0">
          <text:p/>
        </draw:polygon>
        <draw:polygon draw:style-name="gr3" draw:text-style-name="P4" draw:layer="layout" svg:width="5.551cm" svg:height="0.017cm" svg:x="8.129cm" svg:y="8.458cm" svg:viewBox="0 0 5552 18" draw:points="0,18 5552,18 5552,0 0,0">
          <text:p/>
        </draw:polygon>
        <draw:polygon draw:style-name="gr3" draw:text-style-name="P4" draw:layer="layout" svg:width="0.017cm" svg:height="0.017cm" svg:x="13.68cm" svg:y="8.458cm" svg:viewBox="0 0 18 18" draw:points="0,18 18,18 18,0 0,0">
          <text:p/>
        </draw:polygon>
        <draw:polygon draw:style-name="gr3" draw:text-style-name="P4" draw:layer="layout" svg:width="5.556cm" svg:height="0.017cm" svg:x="13.697cm" svg:y="8.458cm" svg:viewBox="0 0 5557 18" draw:points="0,18 5557,18 5557,0 0,0">
          <text:p/>
        </draw:polygon>
        <draw:polygon draw:style-name="gr3" draw:text-style-name="P4" draw:layer="layout" svg:width="0.017cm" svg:height="0.017cm" svg:x="19.253cm" svg:y="8.458cm" svg:viewBox="0 0 18 18" draw:points="0,18 18,18 18,0 0,0">
          <text:p/>
        </draw:polygon>
        <draw:polygon draw:style-name="gr3" draw:text-style-name="P4" draw:layer="layout" svg:width="0.017cm" svg:height="0.017cm" svg:x="19.253cm" svg:y="8.458cm" svg:viewBox="0 0 18 18" draw:points="0,18 18,18 18,0 0,0">
          <text:p/>
        </draw:polygon>
        <draw:polygon draw:style-name="gr3" draw:text-style-name="P4" draw:layer="layout" svg:width="0.017cm" svg:height="0.699cm" svg:x="2.549cm" svg:y="8.476cm" svg:viewBox="0 0 18 700" draw:points="0,700 18,700 18,0 0,0">
          <text:p/>
        </draw:polygon>
        <draw:polygon draw:style-name="gr3" draw:text-style-name="P4" draw:layer="layout" svg:width="0.017cm" svg:height="0.699cm" svg:x="8.112cm" svg:y="8.476cm" svg:viewBox="0 0 18 700" draw:points="0,700 18,700 18,0 0,0">
          <text:p/>
        </draw:polygon>
        <draw:polygon draw:style-name="gr3" draw:text-style-name="P4" draw:layer="layout" svg:width="0.017cm" svg:height="0.699cm" svg:x="13.68cm" svg:y="8.476cm" svg:viewBox="0 0 18 700" draw:points="0,700 18,700 18,0 0,0">
          <text:p/>
        </draw:polygon>
        <draw:polygon draw:style-name="gr3" draw:text-style-name="P4" draw:layer="layout" svg:width="0.017cm" svg:height="0.699cm" svg:x="19.253cm" svg:y="8.476cm" svg:viewBox="0 0 18 700" draw:points="0,700 18,700 18,0 0,0">
          <text:p/>
        </draw:polygon>
        <draw:frame draw:style-name="gr1" draw:text-style-name="P2" draw:layer="layout" svg:width="1.043cm" svg:height="0.425cm" svg:x="13.913cm" svg:y="8.654cm">
          <draw:text-box>
            <text:p text:style-name="P1"><text:span text:style-name="T5">DATE </text:span></text:p>
          </draw:text-box>
        </draw:frame>
        <draw:frame draw:style-name="gr1" draw:text-style-name="P2" draw:layer="layout" svg:width="3.524cm" svg:height="0.425cm" svg:x="2.782cm" svg:y="9.37cm">
          <draw:text-box>
            <text:p text:style-name="P1"><text:span text:style-name="T6">Literature Survey &amp; </text:span></text:p>
          </draw:text-box>
        </draw:frame>
        <draw:frame draw:style-name="gr1" draw:text-style-name="P2" draw:layer="layout" svg:width="4.066cm" svg:height="0.425cm" svg:x="2.782cm" svg:y="9.916cm">
          <draw:text-box>
            <text:p text:style-name="P1"><text:span text:style-name="T6">Information Gathering</text:span><text:span text:style-name="T5"> </text:span></text:p>
          </draw:text-box>
        </draw:frame>
        <draw:frame draw:style-name="gr2" draw:text-style-name="P3" draw:layer="layout" svg:width="3.905cm" svg:height="0.39cm" svg:x="8.155cm" svg:y="9.353cm">
          <draw:text-box>
            <text:p text:style-name="P1"><text:span text:style-name="T7">Literature survey on the </text:span></text:p>
          </draw:text-box>
        </draw:frame>
        <draw:frame draw:style-name="gr2" draw:text-style-name="P3" draw:layer="layout" svg:width="4.587cm" svg:height="0.39cm" svg:x="8.155cm" svg:y="9.865cm">
          <draw:text-box>
            <text:p text:style-name="P1"><text:span text:style-name="T7">selected project &amp; gathering </text:span></text:p>
          </draw:text-box>
        </draw:frame>
        <draw:frame draw:style-name="gr2" draw:text-style-name="P3" draw:layer="layout" svg:width="4.629cm" svg:height="0.39cm" svg:x="8.155cm" svg:y="10.378cm">
          <draw:text-box>
            <text:p text:style-name="P1"><text:span text:style-name="T7">information by referring the, </text:span></text:p>
          </draw:text-box>
        </draw:frame>
        <draw:frame draw:style-name="gr1" draw:text-style-name="P2" draw:layer="layout" svg:width="4.621cm" svg:height="0.425cm" svg:x="8.155cm" svg:y="10.894cm">
          <draw:text-box>
            <text:p text:style-name="P1"><text:span text:style-name="T8">technical papers, research </text:span></text:p>
          </draw:text-box>
        </draw:frame>
        <draw:frame draw:style-name="gr1" draw:text-style-name="P2" draw:layer="layout" svg:width="2.931cm" svg:height="0.425cm" svg:x="8.155cm" svg:y="11.453cm">
          <draw:text-box>
            <text:p text:style-name="P1"><text:span text:style-name="T8">publications etc. </text:span></text:p>
          </draw:text-box>
        </draw:frame>
        <draw:polygon draw:style-name="gr3" draw:text-style-name="P4" draw:layer="layout" svg:width="0.017cm" svg:height="0.018cm" svg:x="2.549cm" svg:y="9.175cm" svg:viewBox="0 0 18 19" draw:points="0,19 18,19 18,0 0,0">
          <text:p/>
        </draw:polygon>
        <draw:polygon draw:style-name="gr3" draw:text-style-name="P4" draw:layer="layout" svg:width="5.546cm" svg:height="0.018cm" svg:x="2.566cm" svg:y="9.175cm" svg:viewBox="0 0 5547 19" draw:points="0,19 5547,19 5547,0 0,0">
          <text:p/>
        </draw:polygon>
        <draw:polygon draw:style-name="gr3" draw:text-style-name="P4" draw:layer="layout" svg:width="0.017cm" svg:height="0.018cm" svg:x="8.112cm" svg:y="9.175cm" svg:viewBox="0 0 18 19" draw:points="0,19 18,19 18,0 0,0">
          <text:p/>
        </draw:polygon>
        <draw:polygon draw:style-name="gr3" draw:text-style-name="P4" draw:layer="layout" svg:width="5.551cm" svg:height="0.018cm" svg:x="8.129cm" svg:y="9.175cm" svg:viewBox="0 0 5552 19" draw:points="0,19 5552,19 5552,0 0,0">
          <text:p/>
        </draw:polygon>
        <draw:polygon draw:style-name="gr3" draw:text-style-name="P4" draw:layer="layout" svg:width="0.017cm" svg:height="0.018cm" svg:x="13.68cm" svg:y="9.175cm" svg:viewBox="0 0 18 19" draw:points="0,19 18,19 18,0 0,0">
          <text:p/>
        </draw:polygon>
        <draw:polygon draw:style-name="gr3" draw:text-style-name="P4" draw:layer="layout" svg:width="5.556cm" svg:height="0.018cm" svg:x="13.697cm" svg:y="9.175cm" svg:viewBox="0 0 5557 19" draw:points="0,19 5557,19 5557,0 0,0">
          <text:p/>
        </draw:polygon>
        <draw:polygon draw:style-name="gr3" draw:text-style-name="P4" draw:layer="layout" svg:width="0.017cm" svg:height="0.018cm" svg:x="19.253cm" svg:y="9.175cm" svg:viewBox="0 0 18 19" draw:points="0,19 18,19 18,0 0,0">
          <text:p/>
        </draw:polygon>
        <draw:polygon draw:style-name="gr3" draw:text-style-name="P4" draw:layer="layout" svg:width="0.017cm" svg:height="3.039cm" svg:x="2.549cm" svg:y="9.192cm" svg:viewBox="0 0 18 3040" draw:points="0,3040 18,3040 18,0 0,0">
          <text:p/>
        </draw:polygon>
        <draw:polygon draw:style-name="gr3" draw:text-style-name="P4" draw:layer="layout" svg:width="0.017cm" svg:height="3.039cm" svg:x="8.112cm" svg:y="9.192cm" svg:viewBox="0 0 18 3040" draw:points="0,3040 18,3040 18,0 0,0">
          <text:p/>
        </draw:polygon>
        <draw:polygon draw:style-name="gr3" draw:text-style-name="P4" draw:layer="layout" svg:width="0.017cm" svg:height="3.039cm" svg:x="13.68cm" svg:y="9.192cm" svg:viewBox="0 0 18 3040" draw:points="0,3040 18,3040 18,0 0,0">
          <text:p/>
        </draw:polygon>
        <draw:polygon draw:style-name="gr3" draw:text-style-name="P4" draw:layer="layout" svg:width="0.017cm" svg:height="3.039cm" svg:x="19.253cm" svg:y="9.192cm" svg:viewBox="0 0 18 3040" draw:points="0,3040 18,3040 18,0 0,0">
          <text:p/>
        </draw:polygon>
        <draw:frame draw:style-name="gr1" draw:text-style-name="P2" draw:layer="layout" svg:width="3.651cm" svg:height="0.425cm" svg:x="13.913cm" svg:y="9.362cm">
          <draw:text-box>
            <text:p text:style-name="P1"><text:span text:style-name="T8">21 SEPTEMBER 2022 </text:span></text:p>
          </draw:text-box>
        </draw:frame>
        <draw:frame draw:style-name="gr1" draw:text-style-name="P2" draw:layer="layout" svg:width="4.049cm" svg:height="0.425cm" svg:x="2.782cm" svg:y="12.427cm">
          <draw:text-box>
            <text:p text:style-name="P1"><text:span text:style-name="T6">Prepare Empathy Map</text:span><text:span text:style-name="T5"> </text:span></text:p>
          </draw:text-box>
        </draw:frame>
        <draw:frame draw:style-name="gr2" draw:text-style-name="P3" draw:layer="layout" svg:width="4.849cm" svg:height="0.39cm" svg:x="8.346cm" svg:y="12.41cm">
          <draw:text-box>
            <text:p text:style-name="P1"><text:span text:style-name="T7">Prepare Empathy Map Canvas </text:span></text:p>
          </draw:text-box>
        </draw:frame>
        <draw:frame draw:style-name="gr2" draw:text-style-name="P3" draw:layer="layout" svg:width="4.409cm" svg:height="0.39cm" svg:x="8.346cm" svg:y="12.918cm">
          <draw:text-box>
            <text:p text:style-name="P1"><text:span text:style-name="T7">to capture the user Pains &amp; </text:span></text:p>
          </draw:text-box>
        </draw:frame>
        <draw:frame draw:style-name="gr2" draw:text-style-name="P3" draw:layer="layout" svg:width="4.803cm" svg:height="0.39cm" svg:x="8.346cm" svg:y="13.43cm">
          <draw:text-box>
            <text:p text:style-name="P1"><text:span text:style-name="T7">Gains, Prepare list of problem </text:span></text:p>
          </draw:text-box>
        </draw:frame>
        <draw:frame draw:style-name="gr2" draw:text-style-name="P3" draw:layer="layout" svg:width="1.877cm" svg:height="0.39cm" svg:x="8.346cm" svg:y="13.942cm">
          <draw:text-box>
            <text:p text:style-name="P1"><text:span text:style-name="T7">statements </text:span></text:p>
          </draw:text-box>
        </draw:frame>
        <draw:polygon draw:style-name="gr3" draw:text-style-name="P4" draw:layer="layout" svg:width="0.017cm" svg:height="0.018cm" svg:x="2.549cm" svg:y="12.231cm" svg:viewBox="0 0 18 19" draw:points="0,19 18,19 18,0 0,0">
          <text:p/>
        </draw:polygon>
        <draw:polygon draw:style-name="gr3" draw:text-style-name="P4" draw:layer="layout" svg:width="5.546cm" svg:height="0.018cm" svg:x="2.566cm" svg:y="12.231cm" svg:viewBox="0 0 5547 19" draw:points="0,19 5547,19 5547,0 0,0">
          <text:p/>
        </draw:polygon>
        <draw:polygon draw:style-name="gr3" draw:text-style-name="P4" draw:layer="layout" svg:width="0.017cm" svg:height="0.018cm" svg:x="8.112cm" svg:y="12.231cm" svg:viewBox="0 0 18 19" draw:points="0,19 18,19 18,0 0,0">
          <text:p/>
        </draw:polygon>
        <draw:polygon draw:style-name="gr3" draw:text-style-name="P4" draw:layer="layout" svg:width="5.551cm" svg:height="0.018cm" svg:x="8.129cm" svg:y="12.231cm" svg:viewBox="0 0 5552 19" draw:points="0,19 5552,19 5552,0 0,0">
          <text:p/>
        </draw:polygon>
        <draw:polygon draw:style-name="gr3" draw:text-style-name="P4" draw:layer="layout" svg:width="0.017cm" svg:height="0.018cm" svg:x="13.68cm" svg:y="12.231cm" svg:viewBox="0 0 18 19" draw:points="0,19 18,19 18,0 0,0">
          <text:p/>
        </draw:polygon>
        <draw:polygon draw:style-name="gr3" draw:text-style-name="P4" draw:layer="layout" svg:width="5.556cm" svg:height="0.018cm" svg:x="13.697cm" svg:y="12.231cm" svg:viewBox="0 0 5557 19" draw:points="0,19 5557,19 5557,0 0,0">
          <text:p/>
        </draw:polygon>
        <draw:polygon draw:style-name="gr3" draw:text-style-name="P4" draw:layer="layout" svg:width="0.017cm" svg:height="0.018cm" svg:x="19.253cm" svg:y="12.231cm" svg:viewBox="0 0 18 19" draw:points="0,19 18,19 18,0 0,0">
          <text:p/>
        </draw:polygon>
        <draw:polygon draw:style-name="gr3" draw:text-style-name="P4" draw:layer="layout" svg:width="0.017cm" svg:height="2.6cm" svg:x="2.549cm" svg:y="12.248cm" svg:viewBox="0 0 18 2601" draw:points="0,2601 18,2601 18,0 0,0">
          <text:p/>
        </draw:polygon>
        <draw:polygon draw:style-name="gr3" draw:text-style-name="P4" draw:layer="layout" svg:width="0.017cm" svg:height="2.6cm" svg:x="8.112cm" svg:y="12.248cm" svg:viewBox="0 0 18 2601" draw:points="0,2601 18,2601 18,0 0,0">
          <text:p/>
        </draw:polygon>
        <draw:polygon draw:style-name="gr3" draw:text-style-name="P4" draw:layer="layout" svg:width="0.017cm" svg:height="2.6cm" svg:x="13.68cm" svg:y="12.248cm" svg:viewBox="0 0 18 2601" draw:points="0,2601 18,2601 18,0 0,0">
          <text:p/>
        </draw:polygon>
        <draw:polygon draw:style-name="gr3" draw:text-style-name="P4" draw:layer="layout" svg:width="0.017cm" svg:height="2.6cm" svg:x="19.253cm" svg:y="12.248cm" svg:viewBox="0 0 18 2601" draw:points="0,2601 18,2601 18,0 0,0">
          <text:p/>
        </draw:polygon>
        <draw:frame draw:style-name="gr1" draw:text-style-name="P2" draw:layer="layout" svg:width="2.131cm" svg:height="0.425cm" svg:x="13.909cm" svg:y="12.384cm">
          <draw:text-box>
            <text:p text:style-name="P1"><text:span text:style-name="T8">11 oct 2022 </text:span></text:p>
          </draw:text-box>
        </draw:frame>
        <draw:frame draw:style-name="gr1" draw:text-style-name="P2" draw:layer="layout" svg:width="1.568cm" svg:height="0.425cm" svg:x="2.782cm" svg:y="15.044cm">
          <draw:text-box>
            <text:p text:style-name="P1"><text:span text:style-name="T6">Ideation</text:span><text:span text:style-name="T5"> </text:span></text:p>
          </draw:text-box>
        </draw:frame>
        <draw:frame draw:style-name="gr1" draw:text-style-name="P2" draw:layer="layout" svg:width="4.422cm" svg:height="0.425cm" svg:x="8.346cm" svg:y="15.044cm">
          <draw:text-box>
            <text:p text:style-name="P1"><text:span text:style-name="T8">List the by organizing the </text:span></text:p>
          </draw:text-box>
        </draw:frame>
        <draw:frame draw:style-name="gr1" draw:text-style-name="P2" draw:layer="layout" svg:width="4.633cm" svg:height="0.425cm" svg:x="8.346cm" svg:y="15.56cm">
          <draw:text-box>
            <text:p text:style-name="P1"><text:span text:style-name="T8">brainstorming session and </text:span></text:p>
          </draw:text-box>
        </draw:frame>
        <draw:frame draw:style-name="gr1" draw:text-style-name="P2" draw:layer="layout" svg:width="4.328cm" svg:height="0.425cm" svg:x="8.346cm" svg:y="16.076cm">
          <draw:text-box>
            <text:p text:style-name="P1"><text:span text:style-name="T8">prioritize the top 3 ideas </text:span></text:p>
          </draw:text-box>
        </draw:frame>
        <draw:frame draw:style-name="gr1" draw:text-style-name="P2" draw:layer="layout" svg:width="4.485cm" svg:height="0.425cm" svg:x="8.346cm" svg:y="16.593cm">
          <draw:text-box>
            <text:p text:style-name="P1"><text:span text:style-name="T8">based on the feasibility &amp; </text:span></text:p>
          </draw:text-box>
        </draw:frame>
        <draw:frame draw:style-name="gr1" draw:text-style-name="P2" draw:layer="layout" svg:width="2.195cm" svg:height="0.425cm" svg:x="8.346cm" svg:y="17.109cm">
          <draw:text-box>
            <text:p text:style-name="P1"><text:span text:style-name="T8">importance. </text:span></text:p>
          </draw:text-box>
        </draw:frame>
        <draw:polygon draw:style-name="gr3" draw:text-style-name="P4" draw:layer="layout" svg:width="0.017cm" svg:height="0.016cm" svg:x="2.549cm" svg:y="14.848cm" svg:viewBox="0 0 18 17" draw:points="0,17 18,17 18,0 0,0">
          <text:p/>
        </draw:polygon>
        <draw:polygon draw:style-name="gr3" draw:text-style-name="P4" draw:layer="layout" svg:width="5.546cm" svg:height="0.016cm" svg:x="2.566cm" svg:y="14.848cm" svg:viewBox="0 0 5547 17" draw:points="0,17 5547,17 5547,0 0,0">
          <text:p/>
        </draw:polygon>
        <draw:polygon draw:style-name="gr3" draw:text-style-name="P4" draw:layer="layout" svg:width="0.017cm" svg:height="0.016cm" svg:x="8.112cm" svg:y="14.848cm" svg:viewBox="0 0 18 17" draw:points="0,17 18,17 18,0 0,0">
          <text:p/>
        </draw:polygon>
        <draw:polygon draw:style-name="gr3" draw:text-style-name="P4" draw:layer="layout" svg:width="5.551cm" svg:height="0.016cm" svg:x="8.129cm" svg:y="14.848cm" svg:viewBox="0 0 5552 17" draw:points="0,17 5552,17 5552,0 0,0">
          <text:p/>
        </draw:polygon>
        <draw:polygon draw:style-name="gr3" draw:text-style-name="P4" draw:layer="layout" svg:width="0.017cm" svg:height="0.016cm" svg:x="13.68cm" svg:y="14.848cm" svg:viewBox="0 0 18 17" draw:points="0,17 18,17 18,0 0,0">
          <text:p/>
        </draw:polygon>
        <draw:polygon draw:style-name="gr3" draw:text-style-name="P4" draw:layer="layout" svg:width="5.556cm" svg:height="0.016cm" svg:x="13.697cm" svg:y="14.848cm" svg:viewBox="0 0 5557 17" draw:points="0,17 5557,17 5557,0 0,0">
          <text:p/>
        </draw:polygon>
        <draw:polygon draw:style-name="gr3" draw:text-style-name="P4" draw:layer="layout" svg:width="0.017cm" svg:height="0.016cm" svg:x="19.253cm" svg:y="14.848cm" svg:viewBox="0 0 18 17" draw:points="0,17 18,17 18,0 0,0">
          <text:p/>
        </draw:polygon>
        <draw:polygon draw:style-name="gr3" draw:text-style-name="P4" draw:layer="layout" svg:width="0.017cm" svg:height="3.223cm" svg:x="2.549cm" svg:y="14.864cm" svg:viewBox="0 0 18 3224" draw:points="0,3224 18,3224 18,0 0,0">
          <text:p/>
        </draw:polygon>
        <draw:polygon draw:style-name="gr3" draw:text-style-name="P4" draw:layer="layout" svg:width="0.017cm" svg:height="3.223cm" svg:x="8.112cm" svg:y="14.864cm" svg:viewBox="0 0 18 3224" draw:points="0,3224 18,3224 18,0 0,0">
          <text:p/>
        </draw:polygon>
        <draw:polygon draw:style-name="gr3" draw:text-style-name="P4" draw:layer="layout" svg:width="0.017cm" svg:height="3.223cm" svg:x="13.68cm" svg:y="14.864cm" svg:viewBox="0 0 18 3224" draw:points="0,3224 18,3224 18,0 0,0">
          <text:p/>
        </draw:polygon>
        <draw:polygon draw:style-name="gr3" draw:text-style-name="P4" draw:layer="layout" svg:width="0.017cm" svg:height="3.223cm" svg:x="19.253cm" svg:y="14.864cm" svg:viewBox="0 0 18 3224" draw:points="0,3224 18,3224 18,0 0,0">
          <text:p/>
        </draw:polygon>
        <draw:frame draw:style-name="gr1" draw:text-style-name="P2" draw:layer="layout" svg:width="1.755cm" svg:height="0.425cm" svg:x="13.909cm" svg:y="15.031cm">
          <draw:text-box>
            <text:p text:style-name="P1"><text:span text:style-name="T8">15 Oct 22 </text:span></text:p>
          </draw:text-box>
        </draw:frame>
        <draw:frame draw:style-name="gr1" draw:text-style-name="P2" draw:layer="layout" svg:width="3.338cm" svg:height="0.425cm" svg:x="2.782cm" svg:y="18.282cm">
          <draw:text-box>
            <text:p text:style-name="P1"><text:span text:style-name="T6">Proposed Solution</text:span><text:span text:style-name="T5"> </text:span></text:p>
          </draw:text-box>
        </draw:frame>
        <draw:frame draw:style-name="gr1" draw:text-style-name="P2" draw:layer="layout" svg:width="5.378cm" svg:height="0.425cm" svg:x="8.346cm" svg:y="18.282cm">
          <draw:text-box>
            <text:p text:style-name="P1"><text:span text:style-name="T8">Prepare the proposed solution </text:span></text:p>
          </draw:text-box>
        </draw:frame>
        <draw:frame draw:style-name="gr1" draw:text-style-name="P2" draw:layer="layout" svg:width="5.285cm" svg:height="0.425cm" svg:x="8.346cm" svg:y="18.798cm">
          <draw:text-box>
            <text:p text:style-name="P1"><text:span text:style-name="T8">document, which includes the </text:span></text:p>
          </draw:text-box>
        </draw:frame>
        <draw:frame draw:style-name="gr1" draw:text-style-name="P2" draw:layer="layout" svg:width="4.629cm" svg:height="0.425cm" svg:x="8.346cm" svg:y="19.315cm">
          <draw:text-box>
            <text:p text:style-name="P1"><text:span text:style-name="T8">novelty, feasibility of idea, </text:span></text:p>
          </draw:text-box>
        </draw:frame>
        <draw:frame draw:style-name="gr1" draw:text-style-name="P2" draw:layer="layout" svg:width="5.323cm" svg:height="0.425cm" svg:x="8.346cm" svg:y="19.831cm">
          <draw:text-box>
            <text:p text:style-name="P1"><text:span text:style-name="T8">business model, social impact, </text:span></text:p>
          </draw:text-box>
        </draw:frame>
        <draw:frame draw:style-name="gr1" draw:text-style-name="P2" draw:layer="layout" svg:width="4.578cm" svg:height="0.425cm" svg:x="8.346cm" svg:y="20.348cm">
          <draw:text-box>
            <text:p text:style-name="P1"><text:span text:style-name="T8">scalability of solution, etc. </text:span></text:p>
          </draw:text-box>
        </draw:frame>
        <draw:polygon draw:style-name="gr3" draw:text-style-name="P4" draw:layer="layout" svg:width="0.017cm" svg:height="0.018cm" svg:x="2.549cm" svg:y="18.087cm" svg:viewBox="0 0 18 19" draw:points="0,19 18,19 18,0 0,0">
          <text:p/>
        </draw:polygon>
        <draw:polygon draw:style-name="gr3" draw:text-style-name="P4" draw:layer="layout" svg:width="5.546cm" svg:height="0.018cm" svg:x="2.566cm" svg:y="18.087cm" svg:viewBox="0 0 5547 19" draw:points="0,19 5547,19 5547,0 0,0">
          <text:p/>
        </draw:polygon>
        <draw:polygon draw:style-name="gr3" draw:text-style-name="P4" draw:layer="layout" svg:width="0.017cm" svg:height="0.018cm" svg:x="8.112cm" svg:y="18.087cm" svg:viewBox="0 0 18 19" draw:points="0,19 18,19 18,0 0,0">
          <text:p/>
        </draw:polygon>
        <draw:polygon draw:style-name="gr3" draw:text-style-name="P4" draw:layer="layout" svg:width="5.551cm" svg:height="0.018cm" svg:x="8.129cm" svg:y="18.087cm" svg:viewBox="0 0 5552 19" draw:points="0,19 5552,19 5552,0 0,0">
          <text:p/>
        </draw:polygon>
        <draw:polygon draw:style-name="gr3" draw:text-style-name="P4" draw:layer="layout" svg:width="0.017cm" svg:height="0.018cm" svg:x="13.68cm" svg:y="18.087cm" svg:viewBox="0 0 18 19" draw:points="0,19 18,19 18,0 0,0">
          <text:p/>
        </draw:polygon>
        <draw:polygon draw:style-name="gr3" draw:text-style-name="P4" draw:layer="layout" svg:width="5.556cm" svg:height="0.018cm" svg:x="13.697cm" svg:y="18.087cm" svg:viewBox="0 0 5557 19" draw:points="0,19 5557,19 5557,0 0,0">
          <text:p/>
        </draw:polygon>
        <draw:polygon draw:style-name="gr3" draw:text-style-name="P4" draw:layer="layout" svg:width="0.017cm" svg:height="0.018cm" svg:x="19.253cm" svg:y="18.087cm" svg:viewBox="0 0 18 19" draw:points="0,19 18,19 18,0 0,0">
          <text:p/>
        </draw:polygon>
        <draw:polygon draw:style-name="gr3" draw:text-style-name="P4" draw:layer="layout" svg:width="0.017cm" svg:height="3.735cm" svg:x="2.549cm" svg:y="18.104cm" svg:viewBox="0 0 18 3736" draw:points="0,3736 18,3736 18,0 0,0">
          <text:p/>
        </draw:polygon>
        <draw:polygon draw:style-name="gr3" draw:text-style-name="P4" draw:layer="layout" svg:width="0.017cm" svg:height="3.735cm" svg:x="8.112cm" svg:y="18.104cm" svg:viewBox="0 0 18 3736" draw:points="0,3736 18,3736 18,0 0,0">
          <text:p/>
        </draw:polygon>
        <draw:polygon draw:style-name="gr3" draw:text-style-name="P4" draw:layer="layout" svg:width="0.017cm" svg:height="3.735cm" svg:x="13.68cm" svg:y="18.104cm" svg:viewBox="0 0 18 3736" draw:points="0,3736 18,3736 18,0 0,0">
          <text:p/>
        </draw:polygon>
        <draw:polygon draw:style-name="gr3" draw:text-style-name="P4" draw:layer="layout" svg:width="0.017cm" svg:height="3.735cm" svg:x="19.253cm" svg:y="18.104cm" svg:viewBox="0 0 18 3736" draw:points="0,3736 18,3736 18,0 0,0">
          <text:p/>
        </draw:polygon>
        <draw:frame draw:style-name="gr1" draw:text-style-name="P2" draw:layer="layout" svg:width="2.28cm" svg:height="0.425cm" svg:x="13.913cm" svg:y="18.282cm">
          <draw:text-box>
            <text:p text:style-name="P1"><text:span text:style-name="T8">01 Nov 2022 </text:span></text:p>
          </draw:text-box>
        </draw:frame>
        <draw:frame draw:style-name="gr6" draw:text-style-name="P7" draw:layer="layout" svg:width="0.511cm" svg:height="0.577cm" svg:x="2.566cm" svg:y="21.87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3.706cm" svg:height="0.425cm" svg:x="2.782cm" svg:y="22.538cm">
          <draw:text-box>
            <text:p text:style-name="P1"><text:span text:style-name="T6">Problem Solution Fit</text:span><text:span text:style-name="T5"> </text:span></text:p>
          </draw:text-box>
        </draw:frame>
        <draw:frame draw:style-name="gr1" draw:text-style-name="P2" draw:layer="layout" svg:width="5.217cm" svg:height="0.425cm" svg:x="8.346cm" svg:y="22.034cm">
          <draw:text-box>
            <text:p text:style-name="P1"><text:span text:style-name="T8">Prepare problem - solution fit </text:span></text:p>
          </draw:text-box>
        </draw:frame>
        <draw:frame draw:style-name="gr1" draw:text-style-name="P2" draw:layer="layout" svg:width="1.971cm" svg:height="0.425cm" svg:x="8.346cm" svg:y="22.55cm">
          <draw:text-box>
            <text:p text:style-name="P1"><text:span text:style-name="T8">document. </text:span></text:p>
          </draw:text-box>
        </draw:frame>
        <draw:polygon draw:style-name="gr3" draw:text-style-name="P4" draw:layer="layout" svg:width="0.017cm" svg:height="0.016cm" svg:x="2.549cm" svg:y="21.839cm" svg:viewBox="0 0 18 17" draw:points="0,17 18,17 18,0 0,0">
          <text:p/>
        </draw:polygon>
        <draw:polygon draw:style-name="gr3" draw:text-style-name="P4" draw:layer="layout" svg:width="5.546cm" svg:height="0.016cm" svg:x="2.566cm" svg:y="21.839cm" svg:viewBox="0 0 5547 17" draw:points="0,17 5547,17 5547,0 0,0">
          <text:p/>
        </draw:polygon>
        <draw:polygon draw:style-name="gr3" draw:text-style-name="P4" draw:layer="layout" svg:width="0.017cm" svg:height="0.016cm" svg:x="8.112cm" svg:y="21.839cm" svg:viewBox="0 0 18 17" draw:points="0,17 18,17 18,0 0,0">
          <text:p/>
        </draw:polygon>
        <draw:polygon draw:style-name="gr3" draw:text-style-name="P4" draw:layer="layout" svg:width="5.551cm" svg:height="0.016cm" svg:x="8.129cm" svg:y="21.839cm" svg:viewBox="0 0 5552 17" draw:points="0,17 5552,17 5552,0 0,0">
          <text:p/>
        </draw:polygon>
        <draw:polygon draw:style-name="gr3" draw:text-style-name="P4" draw:layer="layout" svg:width="0.017cm" svg:height="0.016cm" svg:x="13.68cm" svg:y="21.839cm" svg:viewBox="0 0 18 17" draw:points="0,17 18,17 18,0 0,0">
          <text:p/>
        </draw:polygon>
        <draw:polygon draw:style-name="gr3" draw:text-style-name="P4" draw:layer="layout" svg:width="5.556cm" svg:height="0.016cm" svg:x="13.697cm" svg:y="21.839cm" svg:viewBox="0 0 5557 17" draw:points="0,17 5557,17 5557,0 0,0">
          <text:p/>
        </draw:polygon>
        <draw:polygon draw:style-name="gr3" draw:text-style-name="P4" draw:layer="layout" svg:width="0.017cm" svg:height="0.016cm" svg:x="19.253cm" svg:y="21.839cm" svg:viewBox="0 0 18 17" draw:points="0,17 18,17 18,0 0,0">
          <text:p/>
        </draw:polygon>
        <draw:polygon draw:style-name="gr3" draw:text-style-name="P4" draw:layer="layout" svg:width="0.017cm" svg:height="1.668cm" svg:x="2.549cm" svg:y="21.855cm" svg:viewBox="0 0 18 1669" draw:points="0,1669 18,1669 18,0 0,0">
          <text:p/>
        </draw:polygon>
        <draw:polygon draw:style-name="gr3" draw:text-style-name="P4" draw:layer="layout" svg:width="0.017cm" svg:height="1.668cm" svg:x="8.112cm" svg:y="21.855cm" svg:viewBox="0 0 18 1669" draw:points="0,1669 18,1669 18,0 0,0">
          <text:p/>
        </draw:polygon>
        <draw:polygon draw:style-name="gr3" draw:text-style-name="P4" draw:layer="layout" svg:width="0.017cm" svg:height="1.668cm" svg:x="13.68cm" svg:y="21.855cm" svg:viewBox="0 0 18 1669" draw:points="0,1669 18,1669 18,0 0,0">
          <text:p/>
        </draw:polygon>
        <draw:polygon draw:style-name="gr3" draw:text-style-name="P4" draw:layer="layout" svg:width="0.017cm" svg:height="1.668cm" svg:x="19.253cm" svg:y="21.855cm" svg:viewBox="0 0 18 1669" draw:points="0,1669 18,1669 18,0 0,0">
          <text:p/>
        </draw:polygon>
        <draw:frame draw:style-name="gr1" draw:text-style-name="P2" draw:layer="layout" svg:width="2.28cm" svg:height="0.425cm" svg:x="13.913cm" svg:y="22.034cm">
          <draw:text-box>
            <text:p text:style-name="P1"><text:span text:style-name="T8">01 Nov 2022 </text:span></text:p>
          </draw:text-box>
        </draw:frame>
        <draw:frame draw:style-name="gr7" draw:text-style-name="P8" draw:layer="layout" svg:width="0.562cm" svg:height="0.628cm" svg:x="2.566cm" svg:y="23.57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3.867cm" svg:height="0.425cm" svg:x="2.782cm" svg:y="24.294cm">
          <draw:text-box>
            <text:p text:style-name="P1"><text:span text:style-name="T6">Solution Architecture</text:span><text:span text:style-name="T5"> </text:span></text:p>
          </draw:text-box>
        </draw:frame>
        <draw:frame draw:style-name="gr1" draw:text-style-name="P2" draw:layer="layout" svg:width="5.162cm" svg:height="0.425cm" svg:x="8.346cm" svg:y="23.723cm">
          <draw:text-box>
            <text:p text:style-name="P1"><text:span text:style-name="T8">Prepare solution architecture </text:span></text:p>
          </draw:text-box>
        </draw:frame>
        <draw:frame draw:style-name="gr1" draw:text-style-name="P2" draw:layer="layout" svg:width="1.971cm" svg:height="0.425cm" svg:x="8.346cm" svg:y="24.239cm">
          <draw:text-box>
            <text:p text:style-name="P1"><text:span text:style-name="T8">document. </text:span></text:p>
          </draw:text-box>
        </draw:frame>
        <draw:polygon draw:style-name="gr3" draw:text-style-name="P4" draw:layer="layout" svg:width="0.017cm" svg:height="0.017cm" svg:x="2.549cm" svg:y="23.523cm" svg:viewBox="0 0 18 18" draw:points="0,18 18,18 18,0 0,0">
          <text:p/>
        </draw:polygon>
        <draw:polygon draw:style-name="gr3" draw:text-style-name="P4" draw:layer="layout" svg:width="5.546cm" svg:height="0.017cm" svg:x="2.566cm" svg:y="23.523cm" svg:viewBox="0 0 5547 18" draw:points="0,18 5547,18 5547,0 0,0">
          <text:p/>
        </draw:polygon>
        <draw:polygon draw:style-name="gr3" draw:text-style-name="P4" draw:layer="layout" svg:width="0.017cm" svg:height="0.017cm" svg:x="8.112cm" svg:y="23.523cm" svg:viewBox="0 0 18 18" draw:points="0,18 18,18 18,0 0,0">
          <text:p/>
        </draw:polygon>
        <draw:polygon draw:style-name="gr3" draw:text-style-name="P4" draw:layer="layout" svg:width="5.551cm" svg:height="0.017cm" svg:x="8.129cm" svg:y="23.523cm" svg:viewBox="0 0 5552 18" draw:points="0,18 5552,18 5552,0 0,0">
          <text:p/>
        </draw:polygon>
        <draw:polygon draw:style-name="gr3" draw:text-style-name="P4" draw:layer="layout" svg:width="0.017cm" svg:height="0.017cm" svg:x="13.68cm" svg:y="23.523cm" svg:viewBox="0 0 18 18" draw:points="0,18 18,18 18,0 0,0">
          <text:p/>
        </draw:polygon>
        <draw:polygon draw:style-name="gr3" draw:text-style-name="P4" draw:layer="layout" svg:width="5.556cm" svg:height="0.017cm" svg:x="13.697cm" svg:y="23.523cm" svg:viewBox="0 0 5557 18" draw:points="0,18 5557,18 5557,0 0,0">
          <text:p/>
        </draw:polygon>
        <draw:polygon draw:style-name="gr3" draw:text-style-name="P4" draw:layer="layout" svg:width="0.017cm" svg:height="0.017cm" svg:x="19.253cm" svg:y="23.523cm" svg:viewBox="0 0 18 18" draw:points="0,18 18,18 18,0 0,0">
          <text:p/>
        </draw:polygon>
        <draw:polygon draw:style-name="gr3" draw:text-style-name="P4" draw:layer="layout" svg:width="0.017cm" svg:height="1.99cm" svg:x="2.549cm" svg:y="23.54cm" svg:viewBox="0 0 18 1991" draw:points="0,1991 18,1991 18,0 0,0">
          <text:p/>
        </draw:polygon>
        <draw:polygon draw:style-name="gr3" draw:text-style-name="P4" draw:layer="layout" svg:width="0.017cm" svg:height="0.017cm" svg:x="2.549cm" svg:y="25.53cm" svg:viewBox="0 0 18 18" draw:points="0,18 18,18 18,0 0,0">
          <text:p/>
        </draw:polygon>
        <draw:polygon draw:style-name="gr3" draw:text-style-name="P4" draw:layer="layout" svg:width="0.017cm" svg:height="0.017cm" svg:x="2.549cm" svg:y="25.53cm" svg:viewBox="0 0 18 18" draw:points="0,18 18,18 18,0 0,0">
          <text:p/>
        </draw:polygon>
        <draw:polygon draw:style-name="gr3" draw:text-style-name="P4" draw:layer="layout" svg:width="5.546cm" svg:height="0.017cm" svg:x="2.566cm" svg:y="25.53cm" svg:viewBox="0 0 5547 18" draw:points="0,18 5547,18 5547,0 0,0">
          <text:p/>
        </draw:polygon>
        <draw:polygon draw:style-name="gr3" draw:text-style-name="P4" draw:layer="layout" svg:width="0.017cm" svg:height="1.99cm" svg:x="8.112cm" svg:y="23.54cm" svg:viewBox="0 0 18 1991" draw:points="0,1991 18,1991 18,0 0,0">
          <text:p/>
        </draw:polygon>
        <draw:polygon draw:style-name="gr3" draw:text-style-name="P4" draw:layer="layout" svg:width="0.017cm" svg:height="0.017cm" svg:x="8.112cm" svg:y="25.53cm" svg:viewBox="0 0 18 18" draw:points="0,18 18,18 18,0 0,0">
          <text:p/>
        </draw:polygon>
        <draw:polygon draw:style-name="gr3" draw:text-style-name="P4" draw:layer="layout" svg:width="5.551cm" svg:height="0.017cm" svg:x="8.129cm" svg:y="25.53cm" svg:viewBox="0 0 5552 18" draw:points="0,18 5552,18 5552,0 0,0">
          <text:p/>
        </draw:polygon>
        <draw:polygon draw:style-name="gr3" draw:text-style-name="P4" draw:layer="layout" svg:width="0.017cm" svg:height="1.99cm" svg:x="13.68cm" svg:y="23.54cm" svg:viewBox="0 0 18 1991" draw:points="0,1991 18,1991 18,0 0,0">
          <text:p/>
        </draw:polygon>
        <draw:polygon draw:style-name="gr3" draw:text-style-name="P4" draw:layer="layout" svg:width="0.017cm" svg:height="0.017cm" svg:x="13.68cm" svg:y="25.53cm" svg:viewBox="0 0 18 18" draw:points="0,18 18,18 18,0 0,0">
          <text:p/>
        </draw:polygon>
        <draw:polygon draw:style-name="gr3" draw:text-style-name="P4" draw:layer="layout" svg:width="5.556cm" svg:height="0.017cm" svg:x="13.697cm" svg:y="25.53cm" svg:viewBox="0 0 5557 18" draw:points="0,18 5557,18 5557,0 0,0">
          <text:p/>
        </draw:polygon>
        <draw:polygon draw:style-name="gr3" draw:text-style-name="P4" draw:layer="layout" svg:width="0.017cm" svg:height="1.99cm" svg:x="19.253cm" svg:y="23.54cm" svg:viewBox="0 0 18 1991" draw:points="0,1991 18,1991 18,0 0,0">
          <text:p/>
        </draw:polygon>
        <draw:polygon draw:style-name="gr3" draw:text-style-name="P4" draw:layer="layout" svg:width="0.017cm" svg:height="0.017cm" svg:x="19.253cm" svg:y="25.53cm" svg:viewBox="0 0 18 18" draw:points="0,18 18,18 18,0 0,0">
          <text:p/>
        </draw:polygon>
        <draw:polygon draw:style-name="gr3" draw:text-style-name="P4" draw:layer="layout" svg:width="0.017cm" svg:height="0.017cm" svg:x="19.253cm" svg:y="25.53cm" svg:viewBox="0 0 18 18" draw:points="0,18 18,18 18,0 0,0">
          <text:p/>
        </draw:polygon>
        <draw:frame draw:style-name="gr1" draw:text-style-name="P2" draw:layer="layout" svg:width="2.182cm" svg:height="0.425cm" svg:x="13.913cm" svg:y="23.719cm">
          <draw:text-box>
            <text:p text:style-name="P1"><text:span text:style-name="T8">01 Nov2022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3.291cm" svg:height="0.425cm" svg:x="2.782cm" svg:y="2.685cm">
          <draw:text-box>
            <text:p text:style-name="P1"><text:span text:style-name="T6">Customer Journey</text:span><text:span text:style-name="T5"> </text:span></text:p>
          </draw:text-box>
        </draw:frame>
        <draw:frame draw:style-name="gr1" draw:text-style-name="P2" draw:layer="layout" svg:width="5.289cm" svg:height="0.425cm" svg:x="8.346cm" svg:y="2.672cm">
          <draw:text-box>
            <text:p text:style-name="P1"><text:span text:style-name="T8">Prepare the customer journey </text:span></text:p>
          </draw:text-box>
        </draw:frame>
        <draw:frame draw:style-name="gr1" draw:text-style-name="P2" draw:layer="layout" svg:width="5.099cm" svg:height="0.425cm" svg:x="8.346cm" svg:y="3.227cm">
          <draw:text-box>
            <text:p text:style-name="P1"><text:span text:style-name="T8">maps to understand the user </text:span></text:p>
          </draw:text-box>
        </draw:frame>
        <draw:frame draw:style-name="gr1" draw:text-style-name="P2" draw:layer="layout" svg:width="4.701cm" svg:height="0.425cm" svg:x="8.346cm" svg:y="3.785cm">
          <draw:text-box>
            <text:p text:style-name="P1"><text:span text:style-name="T8">interactions &amp; experiences </text:span></text:p>
          </draw:text-box>
        </draw:frame>
        <draw:frame draw:style-name="gr1" draw:text-style-name="P2" draw:layer="layout" svg:width="5.146cm" svg:height="0.425cm" svg:x="8.346cm" svg:y="4.344cm">
          <draw:text-box>
            <text:p text:style-name="P1"><text:span text:style-name="T8">with the application (entry to </text:span></text:p>
          </draw:text-box>
        </draw:frame>
        <draw:frame draw:style-name="gr1" draw:text-style-name="P2" draw:layer="layout" svg:width="0.963cm" svg:height="0.425cm" svg:x="8.346cm" svg:y="4.899cm">
          <draw:text-box>
            <text:p text:style-name="P1"><text:span text:style-name="T8">exit). </text:span></text:p>
          </draw:text-box>
        </draw:frame>
        <draw:polygon draw:style-name="gr3" draw:text-style-name="P4" draw:layer="layout" svg:width="0.017cm" svg:height="0.017cm" svg:x="2.549cm" svg:y="2.506cm" svg:viewBox="0 0 18 18" draw:points="0,18 18,18 18,0 0,0">
          <text:p/>
        </draw:polygon>
        <draw:polygon draw:style-name="gr3" draw:text-style-name="P4" draw:layer="layout" svg:width="0.017cm" svg:height="0.017cm" svg:x="2.549cm" svg:y="2.506cm" svg:viewBox="0 0 18 18" draw:points="0,18 18,18 18,0 0,0">
          <text:p/>
        </draw:polygon>
        <draw:polygon draw:style-name="gr3" draw:text-style-name="P4" draw:layer="layout" svg:width="5.546cm" svg:height="0.017cm" svg:x="2.566cm" svg:y="2.506cm" svg:viewBox="0 0 5547 18" draw:points="0,18 5547,18 5547,0 0,0">
          <text:p/>
        </draw:polygon>
        <draw:polygon draw:style-name="gr3" draw:text-style-name="P4" draw:layer="layout" svg:width="0.017cm" svg:height="0.017cm" svg:x="8.112cm" svg:y="2.506cm" svg:viewBox="0 0 18 18" draw:points="0,18 18,18 18,0 0,0">
          <text:p/>
        </draw:polygon>
        <draw:polygon draw:style-name="gr3" draw:text-style-name="P4" draw:layer="layout" svg:width="5.551cm" svg:height="0.017cm" svg:x="8.129cm" svg:y="2.506cm" svg:viewBox="0 0 5552 18" draw:points="0,18 5552,18 5552,0 0,0">
          <text:p/>
        </draw:polygon>
        <draw:polygon draw:style-name="gr3" draw:text-style-name="P4" draw:layer="layout" svg:width="0.017cm" svg:height="0.017cm" svg:x="13.68cm" svg:y="2.506cm" svg:viewBox="0 0 18 18" draw:points="0,18 18,18 18,0 0,0">
          <text:p/>
        </draw:polygon>
        <draw:polygon draw:style-name="gr3" draw:text-style-name="P4" draw:layer="layout" svg:width="5.556cm" svg:height="0.017cm" svg:x="13.697cm" svg:y="2.506cm" svg:viewBox="0 0 5557 18" draw:points="0,18 5557,18 5557,0 0,0">
          <text:p/>
        </draw:polygon>
        <draw:polygon draw:style-name="gr3" draw:text-style-name="P4" draw:layer="layout" svg:width="0.017cm" svg:height="0.017cm" svg:x="19.253cm" svg:y="2.506cm" svg:viewBox="0 0 18 18" draw:points="0,18 18,18 18,0 0,0">
          <text:p/>
        </draw:polygon>
        <draw:polygon draw:style-name="gr3" draw:text-style-name="P4" draw:layer="layout" svg:width="0.017cm" svg:height="0.017cm" svg:x="19.253cm" svg:y="2.506cm" svg:viewBox="0 0 18 18" draw:points="0,18 18,18 18,0 0,0">
          <text:p/>
        </draw:polygon>
        <draw:polygon draw:style-name="gr3" draw:text-style-name="P4" draw:layer="layout" svg:width="0.017cm" svg:height="2.893cm" svg:x="2.549cm" svg:y="2.522cm" svg:viewBox="0 0 18 2894" draw:points="0,2894 18,2894 18,0 0,0">
          <text:p/>
        </draw:polygon>
        <draw:polygon draw:style-name="gr3" draw:text-style-name="P4" draw:layer="layout" svg:width="0.017cm" svg:height="2.893cm" svg:x="8.112cm" svg:y="2.522cm" svg:viewBox="0 0 18 2894" draw:points="0,2894 18,2894 18,0 0,0">
          <text:p/>
        </draw:polygon>
        <draw:polygon draw:style-name="gr3" draw:text-style-name="P4" draw:layer="layout" svg:width="0.017cm" svg:height="2.893cm" svg:x="13.68cm" svg:y="2.522cm" svg:viewBox="0 0 18 2894" draw:points="0,2894 18,2894 18,0 0,0">
          <text:p/>
        </draw:polygon>
        <draw:polygon draw:style-name="gr3" draw:text-style-name="P4" draw:layer="layout" svg:width="0.017cm" svg:height="2.893cm" svg:x="19.253cm" svg:y="2.522cm" svg:viewBox="0 0 18 2894" draw:points="0,2894 18,2894 18,0 0,0">
          <text:p/>
        </draw:polygon>
        <draw:frame draw:style-name="gr1" draw:text-style-name="P2" draw:layer="layout" svg:width="3.029cm" svg:height="0.425cm" svg:x="13.913cm" svg:y="2.685cm">
          <draw:text-box>
            <text:p text:style-name="P1"><text:span text:style-name="T8">4 OCTOBER 2022 </text:span></text:p>
          </draw:text-box>
        </draw:frame>
        <draw:frame draw:style-name="gr8" draw:text-style-name="P9" draw:layer="layout" svg:width="0.494cm" svg:height="0.556cm" svg:x="2.566cm" svg:y="5.45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4.354cm" svg:height="0.425cm" svg:x="2.782cm" svg:y="6.097cm">
          <draw:text-box>
            <text:p text:style-name="P1"><text:span text:style-name="T6">Functional Requirement</text:span><text:span text:style-name="T5"> </text:span></text:p>
          </draw:text-box>
        </draw:frame>
        <draw:frame draw:style-name="gr1" draw:text-style-name="P2" draw:layer="layout" svg:width="3.981cm" svg:height="0.425cm" svg:x="8.346cm" svg:y="5.589cm">
          <draw:text-box>
            <text:p text:style-name="P1"><text:span text:style-name="T8">Prepare the functional </text:span></text:p>
          </draw:text-box>
        </draw:frame>
        <draw:frame draw:style-name="gr1" draw:text-style-name="P2" draw:layer="layout" svg:width="4.248cm" svg:height="0.425cm" svg:x="8.346cm" svg:y="6.105cm">
          <draw:text-box>
            <text:p text:style-name="P1"><text:span text:style-name="T8">requirement document. </text:span></text:p>
          </draw:text-box>
        </draw:frame>
        <draw:polygon draw:style-name="gr3" draw:text-style-name="P4" draw:layer="layout" svg:width="0.017cm" svg:height="0.018cm" svg:x="2.549cm" svg:y="5.415cm" svg:viewBox="0 0 18 19" draw:points="0,19 18,19 18,0 0,0">
          <text:p/>
        </draw:polygon>
        <draw:polygon draw:style-name="gr3" draw:text-style-name="P4" draw:layer="layout" svg:width="5.546cm" svg:height="0.018cm" svg:x="2.566cm" svg:y="5.415cm" svg:viewBox="0 0 5547 19" draw:points="0,19 5547,19 5547,0 0,0">
          <text:p/>
        </draw:polygon>
        <draw:polygon draw:style-name="gr3" draw:text-style-name="P4" draw:layer="layout" svg:width="0.017cm" svg:height="0.018cm" svg:x="8.112cm" svg:y="5.415cm" svg:viewBox="0 0 18 19" draw:points="0,19 18,19 18,0 0,0">
          <text:p/>
        </draw:polygon>
        <draw:polygon draw:style-name="gr3" draw:text-style-name="P4" draw:layer="layout" svg:width="5.551cm" svg:height="0.018cm" svg:x="8.129cm" svg:y="5.415cm" svg:viewBox="0 0 5552 19" draw:points="0,19 5552,19 5552,0 0,0">
          <text:p/>
        </draw:polygon>
        <draw:polygon draw:style-name="gr3" draw:text-style-name="P4" draw:layer="layout" svg:width="0.017cm" svg:height="0.018cm" svg:x="13.68cm" svg:y="5.415cm" svg:viewBox="0 0 18 19" draw:points="0,19 18,19 18,0 0,0">
          <text:p/>
        </draw:polygon>
        <draw:polygon draw:style-name="gr3" draw:text-style-name="P4" draw:layer="layout" svg:width="5.556cm" svg:height="0.018cm" svg:x="13.697cm" svg:y="5.415cm" svg:viewBox="0 0 5557 19" draw:points="0,19 5557,19 5557,0 0,0">
          <text:p/>
        </draw:polygon>
        <draw:polygon draw:style-name="gr3" draw:text-style-name="P4" draw:layer="layout" svg:width="0.017cm" svg:height="0.018cm" svg:x="19.253cm" svg:y="5.415cm" svg:viewBox="0 0 18 19" draw:points="0,19 18,19 18,0 0,0">
          <text:p/>
        </draw:polygon>
        <draw:polygon draw:style-name="gr3" draw:text-style-name="P4" draw:layer="layout" svg:width="0.017cm" svg:height="1.668cm" svg:x="2.549cm" svg:y="5.432cm" svg:viewBox="0 0 18 1669" draw:points="0,1669 18,1669 18,0 0,0">
          <text:p/>
        </draw:polygon>
        <draw:polygon draw:style-name="gr3" draw:text-style-name="P4" draw:layer="layout" svg:width="0.017cm" svg:height="1.668cm" svg:x="8.112cm" svg:y="5.432cm" svg:viewBox="0 0 18 1669" draw:points="0,1669 18,1669 18,0 0,0">
          <text:p/>
        </draw:polygon>
        <draw:polygon draw:style-name="gr3" draw:text-style-name="P4" draw:layer="layout" svg:width="0.017cm" svg:height="1.668cm" svg:x="13.68cm" svg:y="5.432cm" svg:viewBox="0 0 18 1669" draw:points="0,1669 18,1669 18,0 0,0">
          <text:p/>
        </draw:polygon>
        <draw:polygon draw:style-name="gr3" draw:text-style-name="P4" draw:layer="layout" svg:width="0.017cm" svg:height="1.668cm" svg:x="19.253cm" svg:y="5.432cm" svg:viewBox="0 0 18 1669" draw:points="0,1669 18,1669 18,0 0,0">
          <text:p/>
        </draw:polygon>
        <draw:frame draw:style-name="gr1" draw:text-style-name="P2" draw:layer="layout" svg:width="3.029cm" svg:height="0.425cm" svg:x="13.913cm" svg:y="5.589cm">
          <draw:text-box>
            <text:p text:style-name="P1"><text:span text:style-name="T8">5 OCTOBER 2022 </text:span></text:p>
          </draw:text-box>
        </draw:frame>
        <draw:frame draw:style-name="gr1" draw:text-style-name="P2" draw:layer="layout" svg:width="4.417cm" svg:height="0.425cm" svg:x="2.782cm" svg:y="7.274cm">
          <draw:text-box>
            <text:p text:style-name="P1"><text:span text:style-name="T6">Technology Architecture</text:span><text:span text:style-name="T5"> </text:span></text:p>
          </draw:text-box>
        </draw:frame>
        <draw:frame draw:style-name="gr1" draw:text-style-name="P2" draw:layer="layout" svg:width="2.14cm" svg:height="0.425cm" svg:x="8.346cm" svg:y="7.261cm">
          <draw:text-box>
            <text:p text:style-name="P1"><text:span text:style-name="T8">Prepare the </text:span></text:p>
          </draw:text-box>
        </draw:frame>
        <draw:frame draw:style-name="gr1" draw:text-style-name="P2" draw:layer="layout" svg:width="2.013cm" svg:height="0.425cm" svg:x="8.346cm" svg:y="7.777cm">
          <draw:text-box>
            <text:p text:style-name="P1"><text:span text:style-name="T8">technology </text:span></text:p>
          </draw:text-box>
        </draw:frame>
        <draw:frame draw:style-name="gr1" draw:text-style-name="P2" draw:layer="layout" svg:width="3.82cm" svg:height="0.425cm" svg:x="8.346cm" svg:y="8.302cm">
          <draw:text-box>
            <text:p text:style-name="P1"><text:span text:style-name="T8">architecture diagram. </text:span></text:p>
          </draw:text-box>
        </draw:frame>
        <draw:frame draw:style-name="gr1" draw:text-style-name="P2" draw:layer="layout" svg:width="0.422cm" svg:height="0.425cm" svg:x="8.346cm" svg:y="8.892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0.017cm" svg:height="0.016cm" svg:x="2.549cm" svg:y="7.1cm" svg:viewBox="0 0 18 17" draw:points="0,17 18,17 18,0 0,0">
          <text:p/>
        </draw:polygon>
        <draw:polygon draw:style-name="gr3" draw:text-style-name="P4" draw:layer="layout" svg:width="5.546cm" svg:height="0.016cm" svg:x="2.566cm" svg:y="7.1cm" svg:viewBox="0 0 5547 17" draw:points="0,17 5547,17 5547,0 0,0">
          <text:p/>
        </draw:polygon>
        <draw:polygon draw:style-name="gr3" draw:text-style-name="P4" draw:layer="layout" svg:width="0.017cm" svg:height="0.016cm" svg:x="8.112cm" svg:y="7.1cm" svg:viewBox="0 0 18 17" draw:points="0,17 18,17 18,0 0,0">
          <text:p/>
        </draw:polygon>
        <draw:polygon draw:style-name="gr3" draw:text-style-name="P4" draw:layer="layout" svg:width="5.551cm" svg:height="0.016cm" svg:x="8.129cm" svg:y="7.1cm" svg:viewBox="0 0 5552 17" draw:points="0,17 5552,17 5552,0 0,0">
          <text:p/>
        </draw:polygon>
        <draw:polygon draw:style-name="gr3" draw:text-style-name="P4" draw:layer="layout" svg:width="0.017cm" svg:height="0.016cm" svg:x="13.68cm" svg:y="7.1cm" svg:viewBox="0 0 18 17" draw:points="0,17 18,17 18,0 0,0">
          <text:p/>
        </draw:polygon>
        <draw:polygon draw:style-name="gr3" draw:text-style-name="P4" draw:layer="layout" svg:width="5.556cm" svg:height="0.016cm" svg:x="13.697cm" svg:y="7.1cm" svg:viewBox="0 0 5557 17" draw:points="0,17 5557,17 5557,0 0,0">
          <text:p/>
        </draw:polygon>
        <draw:polygon draw:style-name="gr3" draw:text-style-name="P4" draw:layer="layout" svg:width="0.017cm" svg:height="0.016cm" svg:x="19.253cm" svg:y="7.1cm" svg:viewBox="0 0 18 17" draw:points="0,17 18,17 18,0 0,0">
          <text:p/>
        </draw:polygon>
        <draw:polygon draw:style-name="gr3" draw:text-style-name="P4" draw:layer="layout" svg:width="0.017cm" svg:height="2.282cm" svg:x="2.549cm" svg:y="7.117cm" svg:viewBox="0 0 18 2283" draw:points="0,2283 18,2283 18,0 0,0">
          <text:p/>
        </draw:polygon>
        <draw:polygon draw:style-name="gr3" draw:text-style-name="P4" draw:layer="layout" svg:width="0.017cm" svg:height="2.282cm" svg:x="8.112cm" svg:y="7.117cm" svg:viewBox="0 0 18 2283" draw:points="0,2283 18,2283 18,0 0,0">
          <text:p/>
        </draw:polygon>
        <draw:polygon draw:style-name="gr3" draw:text-style-name="P4" draw:layer="layout" svg:width="0.017cm" svg:height="2.282cm" svg:x="13.68cm" svg:y="7.117cm" svg:viewBox="0 0 18 2283" draw:points="0,2283 18,2283 18,0 0,0">
          <text:p/>
        </draw:polygon>
        <draw:polygon draw:style-name="gr3" draw:text-style-name="P4" draw:layer="layout" svg:width="0.017cm" svg:height="2.282cm" svg:x="19.253cm" svg:y="7.117cm" svg:viewBox="0 0 18 2283" draw:points="0,2283 18,2283 18,0 0,0">
          <text:p/>
        </draw:polygon>
        <draw:frame draw:style-name="gr1" draw:text-style-name="P2" draw:layer="layout" svg:width="2.931cm" svg:height="0.425cm" svg:x="13.909cm" svg:y="7.265cm">
          <draw:text-box>
            <text:p text:style-name="P1"><text:span text:style-name="T8">5 OCTOBER2022 </text:span></text:p>
          </draw:text-box>
        </draw:frame>
        <draw:frame draw:style-name="gr8" draw:text-style-name="P9" draw:layer="layout" svg:width="0.494cm" svg:height="0.556cm" svg:x="2.566cm" svg:y="9.4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3.622cm" svg:height="0.425cm" svg:x="2.782cm" svg:y="10.141cm">
          <draw:text-box>
            <text:p text:style-name="P1"><text:span text:style-name="T6">Data Flow Diagrams </text:span></text:p>
          </draw:text-box>
        </draw:frame>
        <draw:frame draw:style-name="gr1" draw:text-style-name="P2" draw:layer="layout" svg:width="0.422cm" svg:height="0.425cm" svg:x="2.782cm" svg:y="10.65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078cm" svg:height="0.425cm" svg:x="8.346cm" svg:y="9.506cm">
          <draw:text-box>
            <text:p text:style-name="P1"><text:span text:style-name="T8">Draw the data flow diagrams </text:span></text:p>
          </draw:text-box>
        </draw:frame>
        <draw:frame draw:style-name="gr1" draw:text-style-name="P2" draw:layer="layout" svg:width="4.003cm" svg:height="0.425cm" svg:x="8.346cm" svg:y="10.022cm">
          <draw:text-box>
            <text:p text:style-name="P1"><text:span text:style-name="T8">and submit for review. </text:span></text:p>
          </draw:text-box>
        </draw:frame>
        <draw:polygon draw:style-name="gr3" draw:text-style-name="P4" draw:layer="layout" svg:width="0.017cm" svg:height="0.018cm" svg:x="2.549cm" svg:y="9.399cm" svg:viewBox="0 0 18 19" draw:points="0,19 18,19 18,0 0,0">
          <text:p/>
        </draw:polygon>
        <draw:polygon draw:style-name="gr3" draw:text-style-name="P4" draw:layer="layout" svg:width="5.546cm" svg:height="0.018cm" svg:x="2.566cm" svg:y="9.399cm" svg:viewBox="0 0 5547 19" draw:points="0,19 5547,19 5547,0 0,0">
          <text:p/>
        </draw:polygon>
        <draw:polygon draw:style-name="gr3" draw:text-style-name="P4" draw:layer="layout" svg:width="0.017cm" svg:height="0.018cm" svg:x="8.112cm" svg:y="9.399cm" svg:viewBox="0 0 18 19" draw:points="0,19 18,19 18,0 0,0">
          <text:p/>
        </draw:polygon>
        <draw:polygon draw:style-name="gr3" draw:text-style-name="P4" draw:layer="layout" svg:width="5.551cm" svg:height="0.018cm" svg:x="8.129cm" svg:y="9.399cm" svg:viewBox="0 0 5552 19" draw:points="0,19 5552,19 5552,0 0,0">
          <text:p/>
        </draw:polygon>
        <draw:polygon draw:style-name="gr3" draw:text-style-name="P4" draw:layer="layout" svg:width="0.017cm" svg:height="0.018cm" svg:x="13.68cm" svg:y="9.399cm" svg:viewBox="0 0 18 19" draw:points="0,19 18,19 18,0 0,0">
          <text:p/>
        </draw:polygon>
        <draw:polygon draw:style-name="gr3" draw:text-style-name="P4" draw:layer="layout" svg:width="5.556cm" svg:height="0.018cm" svg:x="13.697cm" svg:y="9.399cm" svg:viewBox="0 0 5557 19" draw:points="0,19 5557,19 5557,0 0,0">
          <text:p/>
        </draw:polygon>
        <draw:polygon draw:style-name="gr3" draw:text-style-name="P4" draw:layer="layout" svg:width="0.017cm" svg:height="0.018cm" svg:x="19.253cm" svg:y="9.399cm" svg:viewBox="0 0 18 19" draw:points="0,19 18,19 18,0 0,0">
          <text:p/>
        </draw:polygon>
        <draw:polygon draw:style-name="gr3" draw:text-style-name="P4" draw:layer="layout" svg:width="0.017cm" svg:height="1.672cm" svg:x="2.549cm" svg:y="9.416cm" svg:viewBox="0 0 18 1673" draw:points="0,1673 18,1673 18,0 0,0">
          <text:p/>
        </draw:polygon>
        <draw:polygon draw:style-name="gr3" draw:text-style-name="P4" draw:layer="layout" svg:width="0.017cm" svg:height="1.672cm" svg:x="8.112cm" svg:y="9.416cm" svg:viewBox="0 0 18 1673" draw:points="0,1673 18,1673 18,0 0,0">
          <text:p/>
        </draw:polygon>
        <draw:polygon draw:style-name="gr3" draw:text-style-name="P4" draw:layer="layout" svg:width="0.017cm" svg:height="1.672cm" svg:x="13.68cm" svg:y="9.416cm" svg:viewBox="0 0 18 1673" draw:points="0,1673 18,1673 18,0 0,0">
          <text:p/>
        </draw:polygon>
        <draw:polygon draw:style-name="gr3" draw:text-style-name="P4" draw:layer="layout" svg:width="0.017cm" svg:height="1.672cm" svg:x="19.253cm" svg:y="9.416cm" svg:viewBox="0 0 18 1673" draw:points="0,1673 18,1673 18,0 0,0">
          <text:p/>
        </draw:polygon>
        <draw:frame draw:style-name="gr1" draw:text-style-name="P2" draw:layer="layout" svg:width="3.029cm" svg:height="0.425cm" svg:x="13.913cm" svg:y="9.561cm">
          <draw:text-box>
            <text:p text:style-name="P1"><text:span text:style-name="T8">9 OCTOBER 2022 </text:span></text:p>
          </draw:text-box>
        </draw:frame>
        <draw:frame draw:style-name="gr9" draw:text-style-name="P10" draw:layer="layout" svg:width="0.617cm" svg:height="0.691cm" svg:x="2.566cm" svg:y="10.94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3.854cm" svg:height="0.425cm" svg:x="2.74cm" svg:y="11.19cm">
          <draw:text-box>
            <text:p text:style-name="P1"><text:span text:style-name="T6">Prepare Milestone &amp; <text:s/></text:span></text:p>
          </draw:text-box>
        </draw:frame>
        <draw:frame draw:style-name="gr1" draw:text-style-name="P2" draw:layer="layout" svg:width="2.331cm" svg:height="0.425cm" svg:x="2.566cm" svg:y="11.737cm">
          <draw:text-box>
            <text:p text:style-name="P1"><text:span text:style-name="T6"><text:s text:c="2"/></text:span><text:span text:style-name="T6">Activity List </text:span></text:p>
          </draw:text-box>
        </draw:frame>
        <draw:frame draw:style-name="gr1" draw:text-style-name="P2" draw:layer="layout" svg:width="4.498cm" svg:height="0.425cm" svg:x="8.346cm" svg:y="11.267cm">
          <draw:text-box>
            <text:p text:style-name="P1"><text:span text:style-name="T8">Prepare the milestones &amp; </text:span></text:p>
          </draw:text-box>
        </draw:frame>
        <draw:frame draw:style-name="gr1" draw:text-style-name="P2" draw:layer="layout" svg:width="4.489cm" svg:height="0.425cm" svg:x="8.346cm" svg:y="11.825cm">
          <draw:text-box>
            <text:p text:style-name="P1"><text:span text:style-name="T8">activity list of the project. </text:span></text:p>
          </draw:text-box>
        </draw:frame>
        <draw:polygon draw:style-name="gr3" draw:text-style-name="P4" draw:layer="layout" svg:width="0.017cm" svg:height="0.017cm" svg:x="2.549cm" svg:y="11.088cm" svg:viewBox="0 0 18 18" draw:points="0,18 18,18 18,0 0,0">
          <text:p/>
        </draw:polygon>
        <draw:polygon draw:style-name="gr3" draw:text-style-name="P4" draw:layer="layout" svg:width="5.546cm" svg:height="0.017cm" svg:x="2.566cm" svg:y="11.088cm" svg:viewBox="0 0 5547 18" draw:points="0,18 5547,18 5547,0 0,0">
          <text:p/>
        </draw:polygon>
        <draw:polygon draw:style-name="gr3" draw:text-style-name="P4" draw:layer="layout" svg:width="0.017cm" svg:height="0.017cm" svg:x="8.112cm" svg:y="11.088cm" svg:viewBox="0 0 18 18" draw:points="0,18 18,18 18,0 0,0">
          <text:p/>
        </draw:polygon>
        <draw:polygon draw:style-name="gr3" draw:text-style-name="P4" draw:layer="layout" svg:width="5.551cm" svg:height="0.017cm" svg:x="8.129cm" svg:y="11.088cm" svg:viewBox="0 0 5552 18" draw:points="0,18 5552,18 5552,0 0,0">
          <text:p/>
        </draw:polygon>
        <draw:polygon draw:style-name="gr3" draw:text-style-name="P4" draw:layer="layout" svg:width="0.017cm" svg:height="0.017cm" svg:x="13.68cm" svg:y="11.088cm" svg:viewBox="0 0 18 18" draw:points="0,18 18,18 18,0 0,0">
          <text:p/>
        </draw:polygon>
        <draw:polygon draw:style-name="gr3" draw:text-style-name="P4" draw:layer="layout" svg:width="5.556cm" svg:height="0.017cm" svg:x="13.697cm" svg:y="11.088cm" svg:viewBox="0 0 5557 18" draw:points="0,18 5557,18 5557,0 0,0">
          <text:p/>
        </draw:polygon>
        <draw:polygon draw:style-name="gr3" draw:text-style-name="P4" draw:layer="layout" svg:width="0.017cm" svg:height="0.017cm" svg:x="19.253cm" svg:y="11.088cm" svg:viewBox="0 0 18 18" draw:points="0,18 18,18 18,0 0,0">
          <text:p/>
        </draw:polygon>
        <draw:polygon draw:style-name="gr3" draw:text-style-name="P4" draw:layer="layout" svg:width="0.017cm" svg:height="1.867cm" svg:x="2.549cm" svg:y="11.105cm" svg:viewBox="0 0 18 1868" draw:points="0,1868 18,1868 18,0 0,0">
          <text:p/>
        </draw:polygon>
        <draw:polygon draw:style-name="gr3" draw:text-style-name="P4" draw:layer="layout" svg:width="0.017cm" svg:height="1.867cm" svg:x="8.112cm" svg:y="11.105cm" svg:viewBox="0 0 18 1868" draw:points="0,1868 18,1868 18,0 0,0">
          <text:p/>
        </draw:polygon>
        <draw:polygon draw:style-name="gr3" draw:text-style-name="P4" draw:layer="layout" svg:width="0.017cm" svg:height="1.867cm" svg:x="13.68cm" svg:y="11.105cm" svg:viewBox="0 0 18 1868" draw:points="0,1868 18,1868 18,0 0,0">
          <text:p/>
        </draw:polygon>
        <draw:polygon draw:style-name="gr3" draw:text-style-name="P4" draw:layer="layout" svg:width="0.017cm" svg:height="1.867cm" svg:x="19.253cm" svg:y="11.105cm" svg:viewBox="0 0 18 1868" draw:points="0,1868 18,1868 18,0 0,0">
          <text:p/>
        </draw:polygon>
        <draw:frame draw:style-name="gr1" draw:text-style-name="P2" draw:layer="layout" svg:width="3.245cm" svg:height="0.425cm" svg:x="13.913cm" svg:y="11.267cm">
          <draw:text-box>
            <text:p text:style-name="P1"><text:span text:style-name="T8">21 OCTOBER 2022 </text:span></text:p>
          </draw:text-box>
        </draw:frame>
        <draw:frame draw:style-name="gr10" draw:text-style-name="P11" draw:layer="layout" svg:width="0.405cm" svg:height="0.454cm" svg:x="2.566cm" svg:y="13.01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4.062cm" svg:height="0.425cm" svg:x="2.782cm" svg:y="13.553cm">
          <draw:text-box>
            <text:p text:style-name="P1"><text:span text:style-name="T6">Project Development - </text:span></text:p>
          </draw:text-box>
        </draw:frame>
        <draw:frame draw:style-name="gr1" draw:text-style-name="P2" draw:layer="layout" svg:width="5.073cm" svg:height="0.425cm" svg:x="2.782cm" svg:y="14.103cm">
          <draw:text-box>
            <text:p text:style-name="P1"><text:span text:style-name="T6">Delivery of Sprint-1, 2, 3 &amp; 4</text:span><text:span text:style-name="T5"> </text:span></text:p>
          </draw:text-box>
        </draw:frame>
        <draw:frame draw:style-name="gr1" draw:text-style-name="P2" draw:layer="layout" svg:width="3.867cm" svg:height="0.425cm" svg:x="8.346cm" svg:y="13.146cm">
          <draw:text-box>
            <text:p text:style-name="P1"><text:span text:style-name="T8">Develop &amp; submit the </text:span></text:p>
          </draw:text-box>
        </draw:frame>
        <draw:frame draw:style-name="gr1" draw:text-style-name="P2" draw:layer="layout" svg:width="5.082cm" svg:height="0.425cm" svg:x="8.346cm" svg:y="13.663cm">
          <draw:text-box>
            <text:p text:style-name="P1"><text:span text:style-name="T8">developed code by testing it. </text:span></text:p>
          </draw:text-box>
        </draw:frame>
        <draw:polygon draw:style-name="gr3" draw:text-style-name="P4" draw:layer="layout" svg:width="0.017cm" svg:height="0.017cm" svg:x="2.549cm" svg:y="12.972cm" svg:viewBox="0 0 18 18" draw:points="0,18 18,18 18,0 0,0">
          <text:p/>
        </draw:polygon>
        <draw:polygon draw:style-name="gr3" draw:text-style-name="P4" draw:layer="layout" svg:width="5.546cm" svg:height="0.017cm" svg:x="2.566cm" svg:y="12.972cm" svg:viewBox="0 0 5547 18" draw:points="0,18 5547,18 5547,0 0,0">
          <text:p/>
        </draw:polygon>
        <draw:polygon draw:style-name="gr3" draw:text-style-name="P4" draw:layer="layout" svg:width="0.017cm" svg:height="0.017cm" svg:x="8.112cm" svg:y="12.972cm" svg:viewBox="0 0 18 18" draw:points="0,18 18,18 18,0 0,0">
          <text:p/>
        </draw:polygon>
        <draw:polygon draw:style-name="gr3" draw:text-style-name="P4" draw:layer="layout" svg:width="5.551cm" svg:height="0.017cm" svg:x="8.129cm" svg:y="12.972cm" svg:viewBox="0 0 5552 18" draw:points="0,18 5552,18 5552,0 0,0">
          <text:p/>
        </draw:polygon>
        <draw:polygon draw:style-name="gr3" draw:text-style-name="P4" draw:layer="layout" svg:width="0.017cm" svg:height="0.017cm" svg:x="13.68cm" svg:y="12.972cm" svg:viewBox="0 0 18 18" draw:points="0,18 18,18 18,0 0,0">
          <text:p/>
        </draw:polygon>
        <draw:polygon draw:style-name="gr3" draw:text-style-name="P4" draw:layer="layout" svg:width="5.556cm" svg:height="0.017cm" svg:x="13.697cm" svg:y="12.972cm" svg:viewBox="0 0 5557 18" draw:points="0,18 5557,18 5557,0 0,0">
          <text:p/>
        </draw:polygon>
        <draw:polygon draw:style-name="gr3" draw:text-style-name="P4" draw:layer="layout" svg:width="0.017cm" svg:height="0.017cm" svg:x="19.253cm" svg:y="12.972cm" svg:viewBox="0 0 18 18" draw:points="0,18 18,18 18,0 0,0">
          <text:p/>
        </draw:polygon>
        <draw:polygon draw:style-name="gr3" draw:text-style-name="P4" draw:layer="layout" svg:width="0.017cm" svg:height="2.028cm" svg:x="2.549cm" svg:y="12.989cm" svg:viewBox="0 0 18 2029" draw:points="0,2029 18,2029 18,0 0,0">
          <text:p/>
        </draw:polygon>
        <draw:polygon draw:style-name="gr3" draw:text-style-name="P4" draw:layer="layout" svg:width="0.017cm" svg:height="0.017cm" svg:x="2.549cm" svg:y="15.017cm" svg:viewBox="0 0 18 18" draw:points="0,18 18,18 18,0 0,0">
          <text:p/>
        </draw:polygon>
        <draw:polygon draw:style-name="gr3" draw:text-style-name="P4" draw:layer="layout" svg:width="0.017cm" svg:height="0.017cm" svg:x="2.549cm" svg:y="15.017cm" svg:viewBox="0 0 18 18" draw:points="0,18 18,18 18,0 0,0">
          <text:p/>
        </draw:polygon>
        <draw:polygon draw:style-name="gr3" draw:text-style-name="P4" draw:layer="layout" svg:width="5.546cm" svg:height="0.017cm" svg:x="2.566cm" svg:y="15.017cm" svg:viewBox="0 0 5547 18" draw:points="0,18 5547,18 5547,0 0,0">
          <text:p/>
        </draw:polygon>
        <draw:polygon draw:style-name="gr3" draw:text-style-name="P4" draw:layer="layout" svg:width="0.017cm" svg:height="2.028cm" svg:x="8.112cm" svg:y="12.989cm" svg:viewBox="0 0 18 2029" draw:points="0,2029 18,2029 18,0 0,0">
          <text:p/>
        </draw:polygon>
        <draw:polygon draw:style-name="gr3" draw:text-style-name="P4" draw:layer="layout" svg:width="0.017cm" svg:height="0.017cm" svg:x="8.112cm" svg:y="15.017cm" svg:viewBox="0 0 18 18" draw:points="0,18 18,18 18,0 0,0">
          <text:p/>
        </draw:polygon>
        <draw:polygon draw:style-name="gr3" draw:text-style-name="P4" draw:layer="layout" svg:width="5.551cm" svg:height="0.017cm" svg:x="8.129cm" svg:y="15.017cm" svg:viewBox="0 0 5552 18" draw:points="0,18 5552,18 5552,0 0,0">
          <text:p/>
        </draw:polygon>
        <draw:polygon draw:style-name="gr3" draw:text-style-name="P4" draw:layer="layout" svg:width="0.017cm" svg:height="2.028cm" svg:x="13.68cm" svg:y="12.989cm" svg:viewBox="0 0 18 2029" draw:points="0,2029 18,2029 18,0 0,0">
          <text:p/>
        </draw:polygon>
        <draw:polygon draw:style-name="gr3" draw:text-style-name="P4" draw:layer="layout" svg:width="0.017cm" svg:height="0.017cm" svg:x="13.68cm" svg:y="15.017cm" svg:viewBox="0 0 18 18" draw:points="0,18 18,18 18,0 0,0">
          <text:p/>
        </draw:polygon>
        <draw:polygon draw:style-name="gr3" draw:text-style-name="P4" draw:layer="layout" svg:width="5.556cm" svg:height="0.017cm" svg:x="13.697cm" svg:y="15.017cm" svg:viewBox="0 0 5557 18" draw:points="0,18 5557,18 5557,0 0,0">
          <text:p/>
        </draw:polygon>
        <draw:polygon draw:style-name="gr3" draw:text-style-name="P4" draw:layer="layout" svg:width="0.017cm" svg:height="2.028cm" svg:x="19.253cm" svg:y="12.989cm" svg:viewBox="0 0 18 2029" draw:points="0,2029 18,2029 18,0 0,0">
          <text:p/>
        </draw:polygon>
        <draw:polygon draw:style-name="gr3" draw:text-style-name="P4" draw:layer="layout" svg:width="0.017cm" svg:height="0.017cm" svg:x="19.253cm" svg:y="15.017cm" svg:viewBox="0 0 18 18" draw:points="0,18 18,18 18,0 0,0">
          <text:p/>
        </draw:polygon>
        <draw:polygon draw:style-name="gr3" draw:text-style-name="P4" draw:layer="layout" svg:width="0.017cm" svg:height="0.017cm" svg:x="19.253cm" svg:y="15.017cm" svg:viewBox="0 0 18 18" draw:points="0,18 18,18 18,0 0,0">
          <text:p/>
        </draw:polygon>
        <draw:frame draw:style-name="gr1" draw:text-style-name="P2" draw:layer="layout" svg:width="2.398cm" svg:height="0.425cm" svg:x="13.913cm" svg:y="13.146cm">
          <draw:text-box>
            <text:p text:style-name="P1"><text:span text:style-name="T8">IN PROGRESS </text:span></text:p>
          </draw:text-box>
        </draw:frame>
        <draw:frame draw:style-name="gr2" draw:text-style-name="P3" draw:layer="layout" svg:width="0.388cm" svg:height="0.39cm" svg:x="1.588cm" svg:y="15.111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5cm" fo:margin-right="1cm" fo:page-width="21.06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04:42:34.479000000</dc:date>
    <meta:editing-duration>PT8M34S</meta:editing-duration>
    <meta:editing-cycles>1</meta:editing-cycles>
    <meta:document-statistic meta:object-count="298"/>
    <meta:generator>Neat_Office/6.2.8.2$Windows_x86 LibreOffice_project/</meta:generator>
  </office:meta>
</office:document-meta>
</file>